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full-path="Object 90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full-path="Object 91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full-path="Object 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full-path="Object 93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full-path="Object 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full-path="Object 95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full-path="Object 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full-path="Object 97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full-path="Object 88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full-path="Object 89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VariableFactorsTable" style:family="table">
      <style:table-properties style:width="23.319cm" table:align="left"/>
    </style:style>
    <style:style style:name="VariableFactorsTable.A" style:family="table-column">
      <style:table-column-properties style:column-width="5.521cm"/>
    </style:style>
    <style:style style:name="VariableFactorsTable.C" style:family="table-column">
      <style:table-column-properties style:column-width="6.752cm"/>
    </style:style>
    <style:style style:name="VariableFactorsTable.D" style:family="table-column">
      <style:table-column-properties style:column-width="5.525cm"/>
    </style:style>
    <style:style style:name="VariableFactors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riableFactorsTable.D1" style:family="table-cell">
      <style:table-cell-properties fo:padding="0.097cm" fo:border="0.002cm solid #000000"/>
    </style:style>
    <style:style style:name="VariableFactorsTable.A2" style:family="table-cell">
      <style:table-cell-properties fo:padding="0.097cm" fo:border-left="0.002cm solid #000000" fo:border-right="none" fo:border-top="none" fo:border-bottom="0.002cm solid #000000"/>
    </style:style>
    <style:style style:name="VariableFactorsTable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>
      <style:text-properties style:text-position="0% 100%" style:font-name="Trebuchet MS"/>
    </style:style>
    <style:style style:name="P4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5" style:family="paragraph" style:parent-style-name="Standard" style:list-style-name="L1">
      <style:text-properties style:text-position="0% 100%" style:font-name="Trebuchet MS"/>
    </style:style>
    <style:style style:name="P6" style:family="paragraph" style:parent-style-name="Standard">
      <style:paragraph-properties fo:break-before="page"/>
    </style:style>
    <style:style style:name="P7" style:family="paragraph" style:parent-style-name="ATitle">
      <style:paragraph-properties fo:break-before="pag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column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break-before="page"/>
      <style:text-properties style:text-position="0% 100%" style:font-name="Trebuchet MS"/>
    </style:style>
    <style:style style:name="P13" style:family="paragraph" style:parent-style-name="Standard">
      <style:paragraph-properties fo:break-before="page"/>
      <style:text-properties style:font-name="Trebuchet MS"/>
    </style:style>
    <style:style style:name="P14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15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6" style:family="paragraph" style:parent-style-name="Standard">
      <style:text-properties style:font-name="Trebuchet MS" style:text-underline-style="none"/>
    </style:style>
    <style:style style:name="P17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18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 style:parent-style-name="Emphasis">
      <style:text-properties fo:font-weight="bold" style:font-weight-asian="normal" style:font-weight-complex="normal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letter-kerning="true"/>
    </style:style>
    <style:style style:name="T11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2.803cm" svg:height="1.088cm" draw:z-index="11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52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11.509cm" svg:height="0.707cm" draw:z-index="1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13.882cm" svg:height="2.096cm" draw:z-index="53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3">B<text:tab/><text:tab/>the money available TO BE BET, this does not include money already bet</text:p>
      <text:p text:style-name="P3">f<text:span text:style-name="T2">pot</text:span><text:tab/><text:tab/>the fraction of my bankroll available to be won, from the pot<text:line-break/><text:tab/><text:tab/><text:tab/>(dead from previous rounds and called bets)</text:p>
      <text:p text:style-name="P3">e<text:tab/><text:tab/>number of people that have already called plus the initial better, added to the potential future calls;<text:line-break/><text:tab/><text:tab/><text:tab/>also the number of people to BEAT.</text:p>
      <text:p text:style-name="P3">(f + f<text:span text:style-name="T2">d</text:span>)<text:tab/>the amount to bet. This is our input/independent variable function input</text:p>
      <text:p text:style-name="P3">losses<text:tab/><text:tab/>percent chance to lose against one hand</text:p>
      <text:p text:style-name="P3">splits<text:tab/><text:tab/>percent chance to split with one hand</text:p>
      <text:p text:style-name="P3">wins<text:tab/><text:tab/>percent change to win</text:p>
      <text:p text:style-name="P3"/>
      <text:p text:style-name="P3"/>
      <text:p text:style-name="P4">VARIABLE FACTOR:<text:span text:style-name="T3"> Wins should be the minimum? We adjust this value toward ultimate for bluffs then... PLEASE CONSIDER HOWEVER THAT WE CAN ACCOUNT FOR PEOPLE ONLY BETTING STRONGER HANDS BY MAINTAINING wins = </text:span><text:span text:style-name="T4">chance to win if EVERYBODY THAT IS ALIVE AT ALL</text:span><text:span text:style-name="T3"> is in the hand.</text:span></text:p>
      <text:p text:style-name="P3"/>
      <text:p text:style-name="P3">From the function, find the maximum gain bet (quadratic optimization) and the equal-to-folding bet after the max:<draw:frame draw:style-name="fr1" draw:name="Object15" text:anchor-type="as-char" svg:width="2.956cm" svg:height="0.607cm" draw:z-index="54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55"><draw:object xlink:href="./Object 5" xlink:type="simple" xlink:show="embed" xlink:actuate="onLoad"/><draw:image xlink:href="./ObjectReplacements/Object 5" xlink:type="simple" xlink:show="embed" xlink:actuate="onLoad"/></draw:frame></text:p>
      <text:p text:style-name="P3">It is probably best to approximate the derivative for the root-finding via Newton's Method.</text:p>
      <text:p text:style-name="P3">Try the following, remembering that e* is a function of (f + f<text:span text:style-name="T2">d</text:span>) too!</text:p>
      <text:p text:style-name="P3"><draw:frame draw:style-name="fr1" draw:name="Object16" text:anchor-type="as-char" svg:width="15.723cm" svg:height="1.415cm" draw:z-index="56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17" text:anchor-type="as-char" svg:width="16.979cm" svg:height="3.133cm" draw:z-index="57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Now for the tricks</text:p>
      <text:p text:style-name="P3"><draw:frame draw:style-name="fr1" draw:name="Object21" text:anchor-type="as-char" svg:width="5.419cm" svg:height="0.543cm" draw:z-index="58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18" text:anchor-type="as-char" svg:width="4.189cm" svg:height="0.55cm" draw:z-index="59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20" text:anchor-type="as-char" svg:width="15.432cm" svg:height="1.169cm" draw:z-index="60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en Newton's Method is:</text:p>
      <text:p text:style-name="P3"><draw:frame draw:style-name="fr1" draw:name="Object22" text:anchor-type="as-char" svg:width="3.637cm" svg:height="1.092cm" draw:z-index="61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3">Use G(x) to track the eps_abs and x<text:span text:style-name="T2">n+1</text:span> to track eps_step, and we know we are restricting it to bet-width minimum steps.</text:p>
      <text:p text:style-name="P3">Alternatively,</text:p>
      <text:p text:style-name="P3"><draw:frame draw:style-name="fr1" draw:name="Object23" text:anchor-type="as-char" svg:width="19.521cm" svg:height="1.415cm" draw:z-index="62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1" draw:name="Object24" text:anchor-type="as-char" svg:width="18.664cm" svg:height="1.393cm" draw:z-index="65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Improving upon e* to make class ExactCall,</text:p>
      <text:p text:style-name="P3">Iterate through each active player</text:p>
      <text:list text:style-name="L1">
        <text:list-item>
          <text:p text:style-name="P5">Using pot odds find how likely each player is to call. Assume previous players have bet with their calculated percentages.</text:p>
        </text:list-item>
        <text:list-item>
          <text:p text:style-name="P5">Multiply to determine value in chips</text:p>
        </text:list-item>
        <text:list-item>
          <text:p text:style-name="P5">Add these chips to the pot for the next player</text:p>
        </text:list-item>
      </text:list>
      <text:p text:style-name="P3">Divide to determine fraction relative to MY bankroll.</text:p>
      <text:p text:style-name="P3"/>
      <text:p text:style-name="P3"/>
      <text:p text:style-name="P3">As for determining de*,<draw:frame draw:style-name="fr1" draw:name="Object51" text:anchor-type="as-char" svg:width="4.738cm" svg:height="1.028cm" draw:z-index="78"><draw:object xlink:href="./Object 35" xlink:type="simple" xlink:show="embed" xlink:actuate="onLoad"/><draw:image xlink:href="./ObjectReplacements/Object 35" xlink:type="simple" xlink:show="embed" xlink:actuate="onLoad"/></draw:frame></text:p>
      <text:p text:style-name="P3">Notice that if the bet DOES NOT put the first opponent all-in,</text:p>
      <text:p text:style-name="P3"><draw:frame draw:style-name="fr1" draw:name="Object50" text:anchor-type="as-char" svg:width="8.685cm" svg:height="1.284cm" draw:z-index="31"><draw:object xlink:href="./Object 34" xlink:type="simple" xlink:show="embed" xlink:actuate="onLoad"/><draw:image xlink:href="./ObjectReplacements/Object 34" xlink:type="simple" xlink:show="embed" xlink:actuate="onLoad"/></draw:frame></text:p>
      <text:p text:style-name="P3"><draw:frame draw:style-name="fr1" draw:name="Object56" text:anchor-type="as-char" svg:width="16.464cm" svg:height="1.374cm" draw:z-index="36"><draw:object xlink:href="./Object 40" xlink:type="simple" xlink:show="embed" xlink:actuate="onLoad"/><draw:image xlink:href="./ObjectReplacements/Object 40" xlink:type="simple" xlink:show="embed" xlink:actuate="onLoad"/></draw:frame></text:p>
      <text:p text:style-name="P3"/>
      <text:p text:style-name="Standard">Obviously if the first opponent is pushed all in, de* = 0.</text:p>
      <text:p text:style-name="P3">Now, when accounting for previous expected bets, try this:</text:p>
      <text:p text:style-name="P3"><draw:frame draw:style-name="fr1" draw:name="Object52" text:anchor-type="as-char" svg:width="9.139cm" svg:height="1.372cm" draw:z-index="37"><draw:object xlink:href="./Object 36" xlink:type="simple" xlink:show="embed" xlink:actuate="onLoad"/><draw:image xlink:href="./ObjectReplacements/Object 36" xlink:type="simple" xlink:show="embed" xlink:actuate="onLoad"/></draw:frame></text:p>
      <text:p text:style-name="P3"><draw:frame draw:style-name="fr1" draw:name="Object53" text:anchor-type="as-char" svg:width="20.553cm" svg:height="1.448cm" draw:z-index="38"><draw:object xlink:href="./Object 37" xlink:type="simple" xlink:show="embed" xlink:actuate="onLoad"/><draw:image xlink:href="./ObjectReplacements/Object 37" xlink:type="simple" xlink:show="embed" xlink:actuate="onLoad"/></draw:frame></text:p>
      <text:p text:style-name="P3">Simplifying,</text:p>
      <text:p text:style-name="P3"><draw:frame draw:style-name="fr1" draw:name="Object54" text:anchor-type="as-char" svg:width="11.873cm" svg:height="1.372cm" draw:z-index="39"><draw:object xlink:href="./Object 38" xlink:type="simple" xlink:show="embed" xlink:actuate="onLoad"/><draw:image xlink:href="./ObjectReplacements/Object 38" xlink:type="simple" xlink:show="embed" xlink:actuate="onLoad"/></draw:frame></text:p>
      <text:p text:style-name="P3"><draw:frame draw:style-name="fr1" draw:name="Object55" text:anchor-type="as-char" svg:width="17.736cm" svg:height="1.453cm" draw:z-index="42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Standard"/>
      <text:p text:style-name="P6">For fixed point iteration of operating point:</text:p>
      <text:p text:style-name="Standard"><draw:frame draw:style-name="fr1" draw:name="Object65" text:anchor-type="as-char" svg:width="10.737cm" svg:height="1.062cm" draw:z-index="14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<draw:frame draw:style-name="fr1" draw:name="Object66" text:anchor-type="as-char" svg:width="12.354cm" svg:height="1.106cm" draw:z-index="21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<draw:frame draw:style-name="fr1" draw:name="Object67" text:anchor-type="as-char" svg:width="15.736cm" svg:height="1.106cm" draw:z-index="22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Simplifying,</text:p>
      <text:p text:style-name="Standard"><draw:frame draw:style-name="fr1" draw:name="Object68" text:anchor-type="as-char" svg:width="7.893cm" svg:height="1.901cm" draw:z-index="23"><draw:object xlink:href="./Object 52" xlink:type="simple" xlink:show="embed" xlink:actuate="onLoad"/><draw:image xlink:href="./ObjectReplacements/Object 52" xlink:type="simple" xlink:show="embed" xlink:actuate="onLoad"/></draw:frame>, i.e. <draw:frame draw:style-name="fr1" draw:name="Object83" text:anchor-type="as-char" svg:width="8.278cm" svg:height="1.753cm" draw:z-index="30"><draw:object xlink:href="./Object 67" xlink:type="simple" xlink:show="embed" xlink:actuate="onLoad"/><draw:image xlink:href="./ObjectReplacements/Object 67" xlink:type="simple" xlink:show="embed" xlink:actuate="onLoad"/></draw:frame></text:p>
      <text:p text:style-name="Standard"/>
      <text:p text:style-name="Standard">To find dw/dbetSize,</text:p>
      <text:p text:style-name="Standard"/>
      <text:p text:style-name="Standard"><draw:frame draw:style-name="fr1" draw:name="Object82" text:anchor-type="as-char" svg:width="20.034cm" svg:height="1.102cm" draw:z-index="43"><draw:object xlink:href="./Object 66" xlink:type="simple" xlink:show="embed" xlink:actuate="onLoad"/><draw:image xlink:href="./ObjectReplacements/Object 66" xlink:type="simple" xlink:show="embed" xlink:actuate="onLoad"/></draw:frame></text:p>
      <text:p text:style-name="Standard"><draw:frame draw:style-name="fr1" draw:name="Object69" text:anchor-type="as-char" svg:width="19.45cm" svg:height="1.102cm" draw:z-index="44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1" draw:name="Object70" text:anchor-type="as-char" svg:width="19.436cm" svg:height="1.102cm" draw:z-index="45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draw:frame draw:style-name="fr1" draw:name="Object71" text:anchor-type="as-char" svg:width="13.466cm" svg:height="1.351cm" draw:z-index="47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draw:frame draw:style-name="fr1" draw:name="Object72" text:anchor-type="as-char" svg:width="10.633cm" svg:height="1.931cm" draw:z-index="48"><draw:object xlink:href="./Object 56" xlink:type="simple" xlink:show="embed" xlink:actuate="onLoad"/><draw:image xlink:href="./ObjectReplacements/Object 56" xlink:type="simple" xlink:show="embed" xlink:actuate="onLoad"/></draw:frame>, as a function of w</text:p>
      <text:p text:style-name="Standard">To double check, assume <draw:frame draw:style-name="fr1" draw:name="Object73" text:anchor-type="as-char" svg:width="4.27cm" svg:height="1.106cm" draw:z-index="49"><draw:object xlink:href="./Object 57" xlink:type="simple" xlink:show="embed" xlink:actuate="onLoad"/><draw:image xlink:href="./ObjectReplacements/Object 57" xlink:type="simple" xlink:show="embed" xlink:actuate="onLoad"/></draw:frame>is zero and that f(w) is w<text:span text:style-name="T5">n</text:span>.</text:p>
      <text:p text:style-name="Standard"/>
      <text:p text:style-name="Standard">Check that, <draw:frame draw:style-name="fr1" draw:name="Object74" text:anchor-type="as-char" svg:width="3.651cm" svg:height="1.141cm" draw:z-index="50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1" draw:name="Object75" text:anchor-type="as-char" svg:width="18.969cm" svg:height="1.296cm" draw:z-index="51"><draw:object xlink:href="./Object 59" xlink:type="simple" xlink:show="embed" xlink:actuate="onLoad"/><draw:image xlink:href="./ObjectReplacements/Object 59" xlink:type="simple" xlink:show="embed" xlink:actuate="onLoad"/></draw:frame>,</text:p>
      <text:p text:style-name="Standard"><draw:frame draw:style-name="fr1" draw:name="Object79" text:anchor-type="as-char" svg:width="16.972cm" svg:height="1.161cm" draw:z-index="15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1" draw:name="Object80" text:anchor-type="as-char" svg:width="13.102cm" svg:height="1.161cm" draw:z-index="32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<draw:frame draw:style-name="fr1" draw:name="Object81" text:anchor-type="as-char" svg:width="10.142cm" svg:height="1.109cm" draw:z-index="33"><draw:object xlink:href="./Object 65" xlink:type="simple" xlink:show="embed" xlink:actuate="onLoad"/><draw:image xlink:href="./ObjectReplacements/Object 65" xlink:type="simple" xlink:show="embed" xlink:actuate="onLoad"/></draw:frame></text:p>
      <text:p text:style-name="Standard"/>
      <text:p text:style-name="Standard">So,</text:p>
      <text:p text:style-name="Standard"><draw:frame draw:style-name="fr1" draw:name="Object76" text:anchor-type="as-char" svg:width="7.435cm" svg:height="1.212cm" draw:z-index="34"><draw:object xlink:href="./Object 60" xlink:type="simple" xlink:show="embed" xlink:actuate="onLoad"/><draw:image xlink:href="./ObjectReplacements/Object 60" xlink:type="simple" xlink:show="embed" xlink:actuate="onLoad"/></draw:frame></text:p>
      <text:p text:style-name="Standard"><draw:frame draw:style-name="fr1" draw:name="Object77" text:anchor-type="as-char" svg:width="14.958cm" svg:height="1.222cm" draw:z-index="35"><draw:object xlink:href="./Object 61" xlink:type="simple" xlink:show="embed" xlink:actuate="onLoad"/><draw:image xlink:href="./ObjectReplacements/Object 61" xlink:type="simple" xlink:show="embed" xlink:actuate="onLoad"/></draw:frame><draw:frame draw:style-name="fr1" draw:name="Object78" text:anchor-type="as-char" svg:width="8.25cm" svg:height="1.164cm" draw:z-index="46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YES!</text:p>
      <text:p text:style-name="P6">We may have to switch to geometric (and full foldgain):</text:p>
      <text:p text:style-name="Standard"><draw:frame draw:style-name="fr1" draw:name="Object84" text:anchor-type="as-char" svg:width="11.897cm" svg:height="1.125cm" draw:z-index="83"><draw:object xlink:href="./Object 68" xlink:type="simple" xlink:show="embed" xlink:actuate="onLoad"/><draw:image xlink:href="./ObjectReplacements/Object 68" xlink:type="simple" xlink:show="embed" xlink:actuate="onLoad"/></draw:frame></text:p>
      <text:p text:style-name="Standard"><draw:frame draw:style-name="fr1" draw:name="Object85" text:anchor-type="as-char" svg:width="14.894cm" svg:height="1.191cm" draw:z-index="84"><draw:object xlink:href="./Object 69" xlink:type="simple" xlink:show="embed" xlink:actuate="onLoad"/><draw:image xlink:href="./ObjectReplacements/Object 69" xlink:type="simple" xlink:show="embed" xlink:actuate="onLoad"/></draw:frame></text:p>
      <text:p text:style-name="Standard"><draw:frame draw:style-name="fr1" draw:name="Object86" text:anchor-type="as-char" svg:width="14.347cm" svg:height="1.191cm" draw:z-index="85"><draw:object xlink:href="./Object 70" xlink:type="simple" xlink:show="embed" xlink:actuate="onLoad"/><draw:image xlink:href="./ObjectReplacements/Object 70" xlink:type="simple" xlink:show="embed" xlink:actuate="onLoad"/></draw:frame></text:p>
      <text:p text:style-name="Standard"><draw:frame draw:style-name="fr1" draw:name="Object87" text:anchor-type="as-char" svg:width="9.742cm" svg:height="1.679cm" draw:z-index="86"><draw:object xlink:href="./Object 71" xlink:type="simple" xlink:show="embed" xlink:actuate="onLoad"/><draw:image xlink:href="./ObjectReplacements/Object 71" xlink:type="simple" xlink:show="embed" xlink:actuate="onLoad"/></draw:frame></text:p>
      <text:p text:style-name="Standard"><draw:frame draw:style-name="fr1" draw:name="Object88" text:anchor-type="as-char" svg:width="10.53cm" svg:height="2.014cm" draw:z-index="87"><draw:object xlink:href="./Object 72" xlink:type="simple" xlink:show="embed" xlink:actuate="onLoad"/><draw:image xlink:href="./ObjectReplacements/Object 72" xlink:type="simple" xlink:show="embed" xlink:actuate="onLoad"/></draw:frame>, <draw:frame draw:style-name="fr1" draw:name="Object89" text:anchor-type="as-char" svg:width="10.918cm" svg:height="1.859cm" draw:z-index="88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To find dw/dbetSize,</text:p>
      <text:p text:style-name="Standard"><draw:frame draw:style-name="fr1" draw:name="Object90" text:anchor-type="as-char" svg:width="12.472cm" svg:height="1.125cm" draw:z-index="89"><draw:object xlink:href="./Object 74" xlink:type="simple" xlink:show="embed" xlink:actuate="onLoad"/><draw:image xlink:href="./ObjectReplacements/Object 74" xlink:type="simple" xlink:show="embed" xlink:actuate="onLoad"/></draw:frame></text:p>
      <text:p text:style-name="Standard"><draw:frame draw:style-name="fr1" draw:name="Object91" text:anchor-type="as-char" svg:width="13.22cm" svg:height="1.191cm" draw:z-index="90"><draw:object xlink:href="./Object 75" xlink:type="simple" xlink:show="embed" xlink:actuate="onLoad"/><draw:image xlink:href="./ObjectReplacements/Object 75" xlink:type="simple" xlink:show="embed" xlink:actuate="onLoad"/></draw:frame></text:p>
      <text:p text:style-name="Standard"><draw:frame draw:style-name="fr1" draw:name="Object92" text:anchor-type="as-char" svg:width="17.854cm" svg:height="1.266cm" draw:z-index="91"><draw:object xlink:href="./Object 76" xlink:type="simple" xlink:show="embed" xlink:actuate="onLoad"/><draw:image xlink:href="./ObjectReplacements/Object 76" xlink:type="simple" xlink:show="embed" xlink:actuate="onLoad"/></draw:frame></text:p>
      <text:p text:style-name="Standard"><draw:frame draw:style-name="fr1" draw:name="Object93" text:anchor-type="as-char" svg:width="13.834cm" svg:height="1.266cm" draw:z-index="92"><draw:object xlink:href="./Object 77" xlink:type="simple" xlink:show="embed" xlink:actuate="onLoad"/><draw:image xlink:href="./ObjectReplacements/Object 77" xlink:type="simple" xlink:show="embed" xlink:actuate="onLoad"/></draw:frame></text:p>
      <text:p text:style-name="Standard">To differentiate l.h.s. we let <draw:frame draw:style-name="fr1" draw:name="Object95" text:anchor-type="as-char" svg:width="11.328cm" svg:height="1.201cm" draw:z-index="93"><draw:object xlink:href="./Object 79" xlink:type="simple" xlink:show="embed" xlink:actuate="onLoad"/><draw:image xlink:href="./ObjectReplacements/Object 79" xlink:type="simple" xlink:show="embed" xlink:actuate="onLoad"/></draw:frame></text:p>
      <text:p text:style-name="Standard">Now, first: Let <draw:frame draw:style-name="fr1" draw:name="Object94" text:anchor-type="as-char" svg:width="3.542cm" svg:height="1.201cm" draw:z-index="94"><draw:object xlink:href="./Object 78" xlink:type="simple" xlink:show="embed" xlink:actuate="onLoad"/><draw:image xlink:href="./ObjectReplacements/Object 78" xlink:type="simple" xlink:show="embed" xlink:actuate="onLoad"/></draw:frame></text:p>
      <text:p text:style-name="Standard"><draw:frame draw:style-name="fr1" draw:name="Object96" text:anchor-type="as-char" svg:width="5.181cm" svg:height="1.134cm" draw:z-index="95"><draw:object xlink:href="./Object 80" xlink:type="simple" xlink:show="embed" xlink:actuate="onLoad"/><draw:image xlink:href="./ObjectReplacements/Object 80" xlink:type="simple" xlink:show="embed" xlink:actuate="onLoad"/></draw:frame></text:p>
      <text:p text:style-name="Standard"><draw:frame draw:style-name="fr1" draw:name="Object97" text:anchor-type="as-char" svg:width="8.389cm" svg:height="1.245cm" draw:z-index="96"><draw:object xlink:href="./Object 81" xlink:type="simple" xlink:show="embed" xlink:actuate="onLoad"/><draw:image xlink:href="./ObjectReplacements/Object 81" xlink:type="simple" xlink:show="embed" xlink:actuate="onLoad"/></draw:frame></text:p>
      <text:p text:style-name="Standard"><draw:frame draw:style-name="fr1" draw:name="Object98" text:anchor-type="as-char" svg:width="18.327cm" svg:height="1.402cm" draw:z-index="97"><draw:object xlink:href="./Object 82" xlink:type="simple" xlink:show="embed" xlink:actuate="onLoad"/><draw:image xlink:href="./ObjectReplacements/Object 82" xlink:type="simple" xlink:show="embed" xlink:actuate="onLoad"/></draw:frame></text:p>
      <text:p text:style-name="Standard"><draw:frame draw:style-name="fr1" draw:name="Object99" text:anchor-type="as-char" svg:width="15.612cm" svg:height="1.305cm" draw:z-index="98"><draw:object xlink:href="./Object 83" xlink:type="simple" xlink:show="embed" xlink:actuate="onLoad"/><draw:image xlink:href="./ObjectReplacements/Object 83" xlink:type="simple" xlink:show="embed" xlink:actuate="onLoad"/></draw:frame></text:p>
      <text:p text:style-name="Standard"><draw:frame draw:style-name="fr1" draw:name="Object100" text:anchor-type="as-char" svg:width="15.242cm" svg:height="1.305cm" draw:z-index="99"><draw:object xlink:href="./Object 84" xlink:type="simple" xlink:show="embed" xlink:actuate="onLoad"/><draw:image xlink:href="./ObjectReplacements/Object 84" xlink:type="simple" xlink:show="embed" xlink:actuate="onLoad"/></draw:frame></text:p>
      <text:p text:style-name="Standard"><draw:frame draw:style-name="fr1" draw:name="Object101" text:anchor-type="as-char" svg:width="14.817cm" svg:height="1.309cm" draw:z-index="100"><draw:object xlink:href="./Object 85" xlink:type="simple" xlink:show="embed" xlink:actuate="onLoad"/><draw:image xlink:href="./ObjectReplacements/Object 85" xlink:type="simple" xlink:show="embed" xlink:actuate="onLoad"/></draw:frame></text:p>
      <text:p text:style-name="Standard"><draw:frame draw:style-name="fr1" draw:name="Object104" text:anchor-type="as-char" svg:width="14.817cm" svg:height="1.309cm" draw:z-index="103"><draw:object xlink:href="./Object 88" xlink:type="simple" xlink:show="embed" xlink:actuate="onLoad"/><draw:image xlink:href="./ObjectReplacements/Object 88" xlink:type="simple" xlink:show="embed" xlink:actuate="onLoad"/></draw:frame></text:p>
      <text:p text:style-name="Standard"><draw:frame draw:style-name="fr1" draw:name="Object105" text:anchor-type="as-char" svg:width="15.723cm" svg:height="1.305cm" draw:z-index="104"><draw:object xlink:href="./Object 89" xlink:type="simple" xlink:show="embed" xlink:actuate="onLoad"/><draw:image xlink:href="./ObjectReplacements/Object 89" xlink:type="simple" xlink:show="embed" xlink:actuate="onLoad"/></draw:frame></text:p>
      <text:p text:style-name="Standard"><draw:frame draw:style-name="fr1" draw:name="Object106" text:anchor-type="as-char" svg:width="6.225cm" svg:height="1.028cm" draw:z-index="105"><draw:object xlink:href="./Object 90" xlink:type="simple" xlink:show="embed" xlink:actuate="onLoad"/><draw:image xlink:href="./ObjectReplacements/Object 90" xlink:type="simple" xlink:show="embed" xlink:actuate="onLoad"/></draw:frame></text:p>
      <text:p text:style-name="Standard">Then,</text:p>
      <text:p text:style-name="Standard"><draw:frame draw:style-name="fr1" draw:name="Object102" text:anchor-type="as-char" svg:width="5.895cm" svg:height="0.534cm" draw:z-index="101"><draw:object xlink:href="./Object 86" xlink:type="simple" xlink:show="embed" xlink:actuate="onLoad"/><draw:image xlink:href="./ObjectReplacements/Object 86" xlink:type="simple" xlink:show="embed" xlink:actuate="onLoad"/></draw:frame></text:p>
      <text:p text:style-name="Standard"><draw:frame draw:style-name="fr1" draw:name="Object103" text:anchor-type="as-char" svg:width="12.04cm" svg:height="1.028cm" draw:z-index="102"><draw:object xlink:href="./Object 87" xlink:type="simple" xlink:show="embed" xlink:actuate="onLoad"/><draw:image xlink:href="./ObjectReplacements/Object 87" xlink:type="simple" xlink:show="embed" xlink:actuate="onLoad"/></draw:frame></text:p>
      <text:p text:style-name="Standard"><draw:frame draw:style-name="fr1" draw:name="Object107" text:anchor-type="as-char" svg:width="9.142cm" svg:height="1.131cm" draw:z-index="106"><draw:object xlink:href="./Object 91" xlink:type="simple" xlink:show="embed" xlink:actuate="onLoad"/><draw:image xlink:href="./ObjectReplacements/Object 91" xlink:type="simple" xlink:show="embed" xlink:actuate="onLoad"/></draw:frame></text:p>
      <text:p text:style-name="Standard"><draw:frame draw:style-name="fr1" draw:name="Object108" text:anchor-type="as-char" svg:width="10.888cm" svg:height="1.131cm" draw:z-index="107"><draw:object xlink:href="./Object 92" xlink:type="simple" xlink:show="embed" xlink:actuate="onLoad"/><draw:image xlink:href="./ObjectReplacements/Object 92" xlink:type="simple" xlink:show="embed" xlink:actuate="onLoad"/></draw:frame></text:p>
      <text:p text:style-name="Standard">So finally,</text:p>
      <text:p text:style-name="Standard"><draw:frame draw:style-name="fr1" draw:name="Object109" text:anchor-type="as-char" svg:width="8.472cm" svg:height="1.266cm" draw:z-index="108"><draw:object xlink:href="./Object 93" xlink:type="simple" xlink:show="embed" xlink:actuate="onLoad"/><draw:image xlink:href="./ObjectReplacements/Object 93" xlink:type="simple" xlink:show="embed" xlink:actuate="onLoad"/></draw:frame></text:p>
      <text:p text:style-name="Standard"><draw:frame draw:style-name="fr1" draw:name="Object111" text:anchor-type="as-char" svg:width="15.796cm" svg:height="1.266cm" draw:z-index="110"><draw:object xlink:href="./Object 95" xlink:type="simple" xlink:show="embed" xlink:actuate="onLoad"/><draw:image xlink:href="./ObjectReplacements/Object 95" xlink:type="simple" xlink:show="embed" xlink:actuate="onLoad"/></draw:frame></text:p>
      <text:p text:style-name="Standard"><draw:frame draw:style-name="fr1" draw:name="Object110" text:anchor-type="as-char" svg:width="14.33cm" svg:height="1.39cm" draw:z-index="109"><draw:object xlink:href="./Object 94" xlink:type="simple" xlink:show="embed" xlink:actuate="onLoad"/><draw:image xlink:href="./ObjectReplacements/Object 94" xlink:type="simple" xlink:show="embed" xlink:actuate="onLoad"/></draw:frame></text:p>
      <text:p text:style-name="Standard"><draw:frame draw:style-name="fr1" draw:name="Object112" text:anchor-type="as-char" svg:width="13.751cm" svg:height="1.39cm" draw:z-index="111"><draw:object xlink:href="./Object 96" xlink:type="simple" xlink:show="embed" xlink:actuate="onLoad"/><draw:image xlink:href="./ObjectReplacements/Object 96" xlink:type="simple" xlink:show="embed" xlink:actuate="onLoad"/></draw:frame></text:p>
      <text:p text:style-name="Standard"><draw:frame draw:style-name="fr1" draw:name="Object113" text:anchor-type="as-char" svg:width="10.059cm" svg:height="1.988cm" draw:z-index="112"><draw:object xlink:href="./Object 97" xlink:type="simple" xlink:show="embed" xlink:actuate="onLoad"/><draw:image xlink:href="./ObjectReplacements/Object 97" xlink:type="simple" xlink:show="embed" xlink:actuate="onLoad"/></draw:frame></text:p>
      <text:p text:style-name="P6">Okay. Here is a situation. Bluffing when valuable:</text:p>
      <text:p text:style-name="Standard"><draw:frame draw:style-name="fr1" draw:name="Object61" text:anchor-type="as-char" svg:width="4.96cm" svg:height="0.728cm" draw:z-index="16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What is df?</text:p>
      <text:p text:style-name="Standard"><draw:frame draw:style-name="fr1" draw:name="Object62" text:anchor-type="as-char" svg:width="8.927cm" svg:height="1.245cm" draw:z-index="17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p text:style-name="Standard">Now try simpler, algebraic model:</text:p>
      <text:p text:style-name="Standard"><draw:frame draw:style-name="fr1" draw:name="Object63" text:anchor-type="as-char" svg:width="6.78cm" svg:height="0.653cm" draw:z-index="40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What is df?</text:p>
      <text:p text:style-name="Standard"><draw:frame draw:style-name="fr1" draw:name="Object64" text:anchor-type="as-char" svg:width="8.236cm" svg:height="0.653cm" draw:z-index="41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P7">Variable factors total</text:p>
      <text:p text:style-name="Standard"/>
      <text:p text:style-name="Standard">and scaling from minrange to optimalrange (always minrange, always optimalrange are also possibilities)</text:p>
      <table:table table:name="VariableFactorsTable" table:style-name="VariableFactorsTable">
        <table:table-column table:style-name="VariableFactorsTable.A" table:number-columns-repeated="2"/>
        <table:table-column table:style-name="VariableFactorsTable.C"/>
        <table:table-column table:style-name="VariableFactorsTable.D"/>
        <table:table-row>
          <table:table-cell table:style-name="VariableFactorsTable.A1" office:value-type="string">
            <text:p text:style-name="Table_20_Contents">MinRange = Passiveness</text:p>
          </table:table-cell>
          <table:table-cell table:style-name="VariableFactorsTable.A1" office:value-type="string">
            <text:p text:style-name="Table_20_Contents">OptimalRange = Agressiveness</text:p>
          </table:table-cell>
          <table:table-cell table:style-name="VariableFactorsTable.A1" office:value-type="string">
            <text:p text:style-name="Table_20_Contents">DynamicScaling = Passive - Aggressive</text:p>
          </table:table-cell>
          <table:table-cell table:style-name="VariableFactorsTable.D1" office:value-type="string">
            <text:p text:style-name="Table_20_Contents">FoldBet = Tight or Loose</text:p>
          </table:table-cell>
        </table:table-row>
        <table:table-row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8">ARITHMETIC<text:span text:style-name="T3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8">ARITHMETIC<text:span text:style-name="T3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Table_20_Contents">+Chance to Improve</text:p>
            <text:p text:style-name="Table_20_Contents">+Risk/Deviation/Volatility</text:p>
            <text:p text:style-name="Table_20_Contents">+Kurtosis/Skew</text:p>
          </table:table-cell>
          <table:table-cell table:style-name="VariableFactorsTable.D2" office:value-type="string">
            <text:p text:style-name="Standard">Dragcalls vs. no dragcalls</text:p>
            <text:p text:style-name="Standard">ZeroCallD vs. ExactCallD</text:p>
            <text:p text:style-name="Standard">Worst Odds vs. Mean Odds</text:p>
            <text:p text:style-name="P8">ARITHMETIC<text:span text:style-name="T3"> vs </text:span>GEOMETRIC</text:p>
          </table:table-cell>
        </table:table-row>
        <table:table-row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Table_20_Contents">*</text:p>
          </table:table-cell>
          <table:table-cell table:style-name="VariableFactorsTable.D2" office:value-type="string">
            <text:p text:style-name="Standard">16</text:p>
          </table:table-cell>
        </table:table-row>
        <table:table-row>
          <table:table-cell table:style-name="VariableFactorsTable.A2" office:value-type="string">
            <text:p text:style-name="Illustration">Worst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Round Number Scaling</text:p>
          </table:table-cell>
          <table:table-cell table:style-name="VariableFactorsTable.D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</table:table-row>
        <table:table-row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/Worst??</text:p>
            <text:p text:style-name="Illustration">Arithmet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??</text:p>
          </table:table-cell>
          <table:table-cell table:style-name="VariableFactorsTable.D2" office:value-type="string">
            <text:p text:style-name="Illustration">??</text:p>
          </table:table-cell>
        </table:table-row>
      </table:table>
      <text:p text:style-name="Standard"/>
      <text:p text:style-name="P9"/>
      <text:p text:style-name="P10">Pot committed stubbornness</text:p>
      <text:p text:style-name="P11"/>
      <text:p text:style-name="P11"><draw:frame draw:style-name="fr1" draw:name="Object25" text:anchor-type="as-char" svg:width="20.417cm" svg:height="0.704cm" draw:z-index="79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1"><draw:frame draw:style-name="fr1" draw:name="Object59" text:anchor-type="as-char" svg:width="23.694cm" svg:height="1.393cm" draw:z-index="80"><draw:object xlink:href="./Object 43" xlink:type="simple" xlink:show="embed" xlink:actuate="onLoad"/><draw:image xlink:href="./ObjectReplacements/Object 43" xlink:type="simple" xlink:show="embed" xlink:actuate="onLoad"/></draw:frame></text:p>
      <text:p text:style-name="P11"/>
      <text:p text:style-name="P11"/>
      <text:p text:style-name="P11"/>
      <text:p text:style-name="P11"><draw:frame draw:style-name="fr1" draw:name="Object58" text:anchor-type="as-char" svg:width="16.722cm" svg:height="2.096cm" draw:z-index="81"><draw:object xlink:href="./Object 42" xlink:type="simple" xlink:show="embed" xlink:actuate="onLoad"/><draw:image xlink:href="./ObjectReplacements/Object 42" xlink:type="simple" xlink:show="embed" xlink:actuate="onLoad"/></draw:frame></text:p>
      <text:p text:style-name="P11"/>
      <text:p text:style-name="P11"><draw:frame draw:style-name="fr1" draw:name="Object60" text:anchor-type="as-char" svg:width="20.989cm" svg:height="3.133cm" draw:z-index="82"><draw:object xlink:href="./Object 44" xlink:type="simple" xlink:show="embed" xlink:actuate="onLoad"/><draw:image xlink:href="./ObjectReplacements/Object 44" xlink:type="simple" xlink:show="embed" xlink:actuate="onLoad"/></draw:frame></text:p>
      <text:p text:style-name="P6">What about arithmetic gain models?</text:p>
      <text:p text:style-name="Standard"/>
      <text:p text:style-name="P1"/>
      <text:p text:style-name="P1"><draw:frame draw:style-name="fr1" draw:name="Object48" text:anchor-type="as-char" svg:width="18.44cm" svg:height="1.152cm" draw:z-index="18"><draw:object xlink:href="./Object 32" xlink:type="simple" xlink:show="embed" xlink:actuate="onLoad"/><draw:image xlink:href="./ObjectReplacements/Object 32" xlink:type="simple" xlink:show="embed" xlink:actuate="onLoad"/></draw:frame></text:p>
      <text:p text:style-name="P1"><draw:frame draw:style-name="fr1" draw:name="Object47" text:anchor-type="as-char" svg:width="15.752cm" svg:height="2.058cm" draw:z-index="19"><draw:object xlink:href="./Object 31" xlink:type="simple" xlink:show="embed" xlink:actuate="onLoad"/><draw:image xlink:href="./ObjectReplacements/Object 31" xlink:type="simple" xlink:show="embed" xlink:actuate="onLoad"/></draw:frame></text:p>
      <text:p text:style-name="P1"/>
      <text:p text:style-name="P1"><draw:frame draw:style-name="fr1" draw:name="Object49" text:anchor-type="as-char" svg:width="14.436cm" svg:height="1.148cm" draw:z-index="20"><draw:object xlink:href="./Object 33" xlink:type="simple" xlink:show="embed" xlink:actuate="onLoad"/><draw:image xlink:href="./ObjectReplacements/Object 33" xlink:type="simple" xlink:show="embed" xlink:actuate="onLoad"/></draw:frame></text:p>
      <text:p text:style-name="P1"><draw:frame draw:style-name="fr1" draw:name="Object57" text:anchor-type="as-char" svg:width="14.295cm" svg:height="2.058cm" draw:z-index="63"><draw:object xlink:href="./Object 41" xlink:type="simple" xlink:show="embed" xlink:actuate="onLoad"/><draw:image xlink:href="./ObjectReplacements/Object 41" xlink:type="simple" xlink:show="embed" xlink:actuate="onLoad"/></draw:frame></text:p>
      <text:p text:style-name="P12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P2"><text:span text:style-name="T6">the winnable factor of the utility function is (1 + p + v + (e*f – v)*d/(f+d)) = </text:span><text:span text:style-name="T6"><draw:frame draw:style-name="fr1" draw:name="Object37" text:anchor-type="as-char" svg:width="4.195cm" svg:height="1.042cm" draw:z-index="64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  <text:p text:style-name="P2"/>
      <text:p text:style-name="P13">Formula to convert from (PCT, WL) to (wins, splits, loss):</text:p>
      <text:p text:style-name="P14"><draw:frame draw:style-name="fr1" draw:name="Object26" text:anchor-type="as-char" svg:width="3.067cm" svg:height="1.02cm" draw:z-index="66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67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68"><draw:object xlink:href="./Object 14" xlink:type="simple" xlink:show="embed" xlink:actuate="onLoad"/><draw:image xlink:href="./ObjectReplacements/Object 14" xlink:type="simple" xlink:show="embed" xlink:actuate="onLoad"/></draw:frame></text:p>
      <text:p text:style-name="P14"><draw:frame draw:style-name="fr1" draw:name="Object30" text:anchor-type="as-char" svg:width="4.764cm" svg:height="0.529cm" draw:z-index="69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70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71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2" draw:name="Object33" text:anchor-type="as-char" svg:width="6.708cm" svg:height="1.706cm" draw:z-index="72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2">R3 := R3 – R2<text:tab/><text:tab/><draw:frame draw:style-name="fr2" draw:name="Object34" text:anchor-type="as-char" svg:width="5.659cm" svg:height="1.702cm" draw:z-index="73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R2 := R2 – R3<text:tab/><text:tab/><draw:frame draw:style-name="fr2" draw:name="Object35" text:anchor-type="as-char" svg:width="5.803cm" svg:height="1.702cm" draw:z-index="74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R1 := (-1)R1<text:tab/><text:tab/><text:tab/><draw:frame draw:style-name="fr2" draw:name="Object36" text:anchor-type="as-char" svg:width="5.493cm" svg:height="1.702cm" draw:z-index="75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R1 := R1 + (WL)R2<text:tab/><text:tab/><draw:frame draw:style-name="fr2" draw:name="Object38" text:anchor-type="as-char" svg:width="6.643cm" svg:height="1.715cm" draw:z-index="76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R2 := (2WL-1)R2<text:tab/><text:tab/><draw:frame draw:style-name="fr2" draw:name="Object39" text:anchor-type="as-char" svg:width="8.731cm" svg:height="1.732cm" draw:z-index="77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R2 := R2 – R1<text:tab/><text:tab/><draw:frame draw:style-name="fr2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Raw results</text:p>
      <text:p text:style-name="P2"><draw:frame draw:style-name="fr2" draw:name="Object41" text:anchor-type="as-char" svg:width="4.172cm" svg:height="1.032cm" draw:z-index="24"><draw:object xlink:href="./Object 25" xlink:type="simple" xlink:show="embed" xlink:actuate="onLoad"/><draw:image xlink:href="./ObjectReplacements/Object 25" xlink:type="simple" xlink:show="embed" xlink:actuate="onLoad"/></draw:frame> , <text:span text:style-name="T7"><draw:frame draw:style-name="fr2" draw:name="Object42" text:anchor-type="as-char" svg:width="4.902cm" svg:height="1.032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7"> , </text:span><text:span text:style-name="T7"><draw:frame draw:style-name="fr2" draw:name="Object43" text:anchor-type="as-char" svg:width="5.392cm" svg:height="0.543cm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5"><draw:frame draw:style-name="fr1" draw:name="Object44" text:anchor-type="as-char" svg:width="3.067cm" svg:height="1.02cm" draw:z-index="27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8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Other conveniences:</text:p>
      <text:p text:style-name="P16"><text:span text:style-name="T8">(2PCT – 1) = </text:span><text:span text:style-name="T9">wins</text:span><text:span text:style-name="T8"> – </text:span><text:span text:style-name="T9">losses</text:span></text:p>
      <text:p text:style-name="P17"><text:span text:style-name="T9">splits</text:span> = (PCT<text:span text:style-name="T9"> – win</text:span><text:span text:style-name="T10">s)×2</text:span></text:p>
      <text:p text:style-name="P18"/>
      <text:p text:style-name="P18">Special cases: WL = 0, (2<text:span text:style-name="T11">×</text:span>PCT – 1) = 0, WL = 1, WL = 0.5, PCT = 1;</text:p>
      <text:p text:style-name="P18">Dangerous cases: WL = 0.5;</text:p>
      <text:p text:style-name="P18"/>
      <text:p text:style-name="P18">When splits = 1, WL (0/0) would originally be saved as 0. This is PCT = 0.5. (Handled by default)</text:p>
      <text:p text:style-name="P18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5-05-21T15:25:29</meta:creation-date>
    <dc:creator>Joseph Huang</dc:creator>
    <dc:date>2007-04-01T13:17:21</dc:date>
    <dc:language>en-US</dc:language>
    <meta:editing-cycles>102</meta:editing-cycles>
    <meta:editing-duration>P6DT5H55M12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1" meta:image-count="0" meta:object-count="113" meta:page-count="16" meta:paragraph-count="212" meta:word-count="801" meta:character-count="4671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subsup>
                        <math:mi>e</math:mi>
                        <math:mi math:fontstyle="italic">live</math:mi>
                        <math:mtext>*</math:mtext>
                      </math:msubsup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_live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bsup>
                        <math:mi>e</math:mi>
                        <math:mi math:fontstyle="italic">live</math:mi>
                        <math:mtext>*</math:mtext>
                      </math:msub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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+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+</math:mo>
                <math:mn>1</math:mn>
              </math:mrow>
              <math:mtext>*</math:mtext>
            </math:msubsup>
            <math:mi math:fontstyle="italic">betSize</math:mi>
          </math:mfrac>
          <math:mo math:stretchy="false">+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+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+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+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+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+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+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+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sup>
        <math:mfenced math:open="" math:close="">
          <math:mi>x</math:mi>
        </math:mfenced>
        <math:mrow>
          <math:mrow>
            <math:mn>1</math:mn>
            <math:mo math:stretchy="false">−</math:mo>
            <math:mi>p</math:mi>
          </math:mrow>
          <math:mfenced math:open="" math:close="">
            <math:mi>x</math:mi>
          </math:mfenced>
        </math:mrow>
      </math:msup>
    </math:mrow>
    <math:annotation math:encoding="StarMath 5.0">f = left( 1 + f_pot^total right) ^ {p left(x right)}
 times 
 G left(x right) ^{1-p left(x right)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italic">df</math:mi>
      <math:mo math:stretchy="false">=</math:mo>
      <math:mrow>
        <math:mfenced math:open="" math:close="">
          <math:mrow>
            <math:mrow>
              <math:mrow>
                <math:mrow>
                  <math:mi>p</math:mi>
                  <math:mi>'</math:mi>
                </math:mrow>
                <math:mi>ln</math:mi>
                <math:mfenced math:open="" math:close="">
                  <math:mrow>
                    <math:mn>1</math:mn>
                    <math:mo math:stretchy="false">+</math:mo>
                    <math:msubsup>
                      <math:mi>f</math:mi>
                      <math:mi math:fontstyle="italic">pot</math:mi>
                      <math:mi math:fontstyle="italic">total</math:mi>
                    </math:msubsup>
                  </math:mrow>
                </math:mfenced>
              </math:mrow>
              <math:mo math:stretchy="false">+</math:mo>
              <math:mfenced math:open="" math:close="">
                <math:mrow>
                  <math:mn>1</math:mn>
                  <math:mo math:stretchy="false">−</math:mo>
                  <math:mi>p</math:mi>
                </math:mrow>
              </math:mfenced>
            </math:mrow>
            <math:mrow>
              <math:mfrac>
                <math:mrow>
                  <math:mi>G</math:mi>
                  <math:mi>'</math:mi>
                  <math:mfenced math:open="" math:close="">
                    <math:mi>x</math:mi>
                  </math:mfenced>
                </math:mrow>
                <math:mrow>
                  <math:mi>G</math:mi>
                  <math:mfenced math:open="" math:close="">
                    <math:mi>x</math:mi>
                  </math:mfenced>
                </math:mrow>
              </math:mfrac>
              <math:mo math:stretchy="false">−</math:mo>
              <math:mi>p</math:mi>
            </math:mrow>
            <math:mi>ln</math:mi>
            <math:mfenced math:open="" math:close="">
              <math:mrow>
                <math:mi>G</math:mi>
                <math:mfenced math:open="" math:close="">
                  <math:mi>x</math:mi>
                </math:mfenced>
              </math:mrow>
            </math:mfenced>
          </math:mrow>
        </math:mfenced>
        <math:mo math:stretchy="false">⋅</math:mo>
        <math:mi>f</math:mi>
      </math:mrow>
    </math:mrow>
    <math:annotation math:encoding="StarMath 5.0">df = left(

{{p'} {ln} left( 1 + f_pot^total right)}
 +
  left( 1 -p right) {G' left(x right)} over {G left(x right)} 
 		-
 	{p} {ln} left( G left(x right) right)
 right)
 cdot f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fenced math:open="" math:close="">
                <math:mi>x</math:mi>
              </math:mfenced>
            </math:mrow>
          </math:mrow>
          <math:mo math:stretchy="false">+</math:mo>
          <math:mi>G</math:mi>
        </math:mrow>
      </math:mrow>
      <math:mrow>
        <math:mfenced math:open="" math:close="">
          <math:mi>x</math:mi>
        </math:mfenced>
        <math:mo math:stretchy="false">×</math:mo>
        <math:mfenced math:open="" math:close="">
          <math:mrow>
            <math:mrow>
              <math:mn>1</math:mn>
              <math:mo math:stretchy="false">−</math:mo>
              <math:mi>p</math:mi>
            </math:mrow>
            <math:mfenced math:open="" math:close="">
              <math:mi>x</math:mi>
            </math:mfenced>
          </math:mrow>
        </math:mfenced>
      </math:mrow>
    </math:mrow>
    <math:annotation math:encoding="StarMath 5.0">f = left( 1 + f_pot^total right) times {p left(x right)}
 +
 G left(x right) times left(1-p left(x right) righ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i>'</math:mi>
            </math:mrow>
          </math:mrow>
          <math:mo math:stretchy="false">+</math:mo>
          <math:mi>G</math:mi>
        </math:mrow>
      </math:mrow>
      <math:mi>'</math:mi>
      <math:mrow>
        <math:mrow>
          <math:mfenced math:open="" math:close="">
            <math:mi>x</math:mi>
          </math:mfenced>
          <math:mo math:stretchy="false">×</math:mo>
          <math:mfenced math:open="" math:close="">
            <math:mrow>
              <math:mn>1</math:mn>
              <math:mo math:stretchy="false">−</math:mo>
              <math:mi>p</math:mi>
            </math:mrow>
          </math:mfenced>
        </math:mrow>
        <math:mo math:stretchy="false">−</math:mo>
        <math:mi>G</math:mi>
      </math:mrow>
      <math:mrow>
        <math:mfenced math:open="" math:close="">
          <math:mi>x</math:mi>
        </math:mfenced>
        <math:mo math:stretchy="false">×</math:mo>
        <math:mi>p</math:mi>
      </math:mrow>
      <math:mi>'</math:mi>
    </math:mrow>
    <math:annotation math:encoding="StarMath 5.0">df = left( 1 + f_pot^total right) times {p' }
 +
 G' left(x right) times left(1-p  right)
 -
 G left(x right) times p'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+</math:mo>
          <math:mi math:fontstyle="italic">pot</math:mi>
        </math:mrow>
      </math:mfenced>
      <math:mrow>
        <math:msup>
          <math:mi>w</math:mi>
          <math:mi>n</math:mi>
        </math:msup>
        <math:mo math:stretchy="false">+</math:mo>
        <math:mfenced math:open="" math:close="">
          <math:mrow>
            <math:mn>1</math:mn>
            <math:mo math:stretchy="false">−</math:mo>
            <math:mi math:fontstyle="italic">betSize</math:mi>
          </math:mrow>
        </math:mfenced>
      </math:mrow>
      <math:mrow>
        <math:mfenced math:open="" math:close="">
          <math:mrow>
            <math:mn>1</math:mn>
            <math:mo math:stretchy="false">−</math:mo>
            <math:msup>
              <math:mi>w</math:mi>
              <math:mi>n</math:mi>
            </math:msup>
          </math:mrow>
        </math:mfenced>
        <math:mo math:stretchy="false">=</math:mo>
        <math:mrow>
          <math:mn>1</math:mn>
          <math:mo math:stretchy="false">−</math:mo>
          <math:mfrac>
            <math:mi>k</math:mi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</math:mfrac>
        </math:mrow>
      </math:mrow>
    </math:mrow>
    <math:annotation math:encoding="StarMath 5.0">left( 1+pot right) w^n + left(1 - betSize right) left( 1- w^n right)
=
1 - k over left( 1 - pctWillCall left( 1 - w right) right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row>
                <math:msup>
                  <math:mi>w</math:mi>
                  <math:mi>n</math:mi>
                </math:msup>
                <math:mo math:stretchy="false">+</math:mo>
                <math:mrow>
                  <math:mi math:fontstyle="italic">pot</math:mi>
                  <math:mo math:stretchy="false">⋅</math:mo>
                  <math:msup>
                    <math:mi>w</math:mi>
                    <math:mi>n</math:mi>
                  </math:msup>
                </math:mrow>
              </math:mrow>
              <math:mo math:stretchy="false">+</math:mo>
              <math:mn>1</math:mn>
            </math:mrow>
            <math:mo math:stretchy="false">−</math:mo>
            <math:mi math:fontstyle="italic">betSize</math:mi>
          </math:mrow>
          <math:mo math:stretchy="false">−</math:mo>
          <math:msup>
            <math:mi>w</math:mi>
            <math:mi>n</math:mi>
          </math:msup>
        </math:mrow>
        <math:mo math:stretchy="false">+</math:mo>
        <math:mrow>
          <math:mi math:fontstyle="italic">betSize</math:mi>
          <math:mo math:stretchy="false">⋅</math:mo>
          <math:msup>
            <math:mi>w</math:mi>
            <math:mi>n</math:mi>
          </math:msup>
        </math:mrow>
      </math:mrow>
      <math:mo math:stretchy="false">=</math:mo>
      <math:mrow>
        <math:mn>1</math:mn>
        <math:mo math:stretchy="false">−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w^n+ pot cdot w^n + 1 - betSize - w^n + betSize cdot w^n 
=
1 - k over left( 1 - pctWillCall left( 1 - w right) right)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pot</math:mi>
          <math:mo math:stretchy="false">+</math:mo>
          <math:mi math:fontstyle="italic">betSize</math:mi>
        </math:mrow>
      </math:mfenced>
      <math:mrow>
        <math:mrow>
          <math:msup>
            <math:mi>w</math:mi>
            <math:mi>n</math:mi>
          </math:msup>
          <math:mo math:stretchy="false">=</math:mo>
          <math:mrow>
            <math:mi math:fontstyle="italic">betSize</math:mi>
            <math:mo math:stretchy="false">−</math:mo>
            <math:mfrac>
              <math:mi>k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frac>
          </math:mrow>
        </math:mrow>
        <math:mo math:stretchy="false">=</math:mo>
        <math:mrow>
          <math:mi math:fontstyle="italic">betSize</math:mi>
          <math:mo math:stretchy="false">−</math:mo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1</math:mn>
              </math:mrow>
            </math:msup>
          </math:mrow>
        </math:mrow>
      </math:mrow>
    </math:mrow>
    <math:annotation math:encoding="StarMath 5.0">left( pot + betSize right) w^n 
=
betSize - k over left( 1 - pctWillCall left( 1 - w right) right)
=
betSize - k cdot left( 1 - pctWillCall left( 1 - w right) right)^{-1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i math:fontstyle="italic">new</math:mi>
      </math:msub>
      <math:mo math:stretchy="false">=</math:mo>
      <math:mroot>
        <math:mfrac>
          <math:mrow>
            <math:mi math:fontstyle="italic">betSize</math:mi>
            <math:mo math:stretchy="false">−</math:mo>
            <math:mfrac>
              <math:mi>k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sub>
                        <math:mi>w</math:mi>
                        <math:mi math:fontstyle="italic">guess</math:mi>
                      </math:msub>
                    </math:mrow>
                  </math:mfenced>
                </math:mrow>
              </math:mfenced>
            </math:mfrac>
          </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  <math:mi>n</math:mi>
      </math:mroot>
    </math:mrow>
    <math:annotation math:encoding="StarMath 5.0">w_new
=
nroot{n} 
{
	{betSize - k over left( 1 - pctWillCall left( 1 - w_guess right) right)}
	over
	left( pot + betSize right)
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row>
        <math:msup>
          <math:mi>w</math:mi>
          <math:mi>n</math:mi>
        </math:msup>
        <math:mo math:stretchy="false">+</math:mo>
        <math:mfenced math:open="" math:close="">
          <math:mrow>
            <math:mi math:fontstyle="italic">pot</math:mi>
            <math:mo math:stretchy="false">+</math:mo>
            <math:mi math:fontstyle="italic">betSize</math:mi>
          </math:mrow>
        </math:mfenced>
      </math:mrow>
      <math:mi>n</math:mi>
      <math:mrow>
        <math:mrow>
          <math:msup>
            <math:mi>w</math:mi>
            <math:mrow>
              <math:mi>n</math:mi>
              <math:mo math:stretchy="false">−</math:mo>
              <math:mn>1</math:mn>
            </math:mrow>
          </math:msup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row>
          <math:mn>1</math:mn>
          <math:mo math:stretchy="false">+</math:mo>
          <math:mrow>
            <math:mrow>
              <math:mrow>
                <math:mi>k</math:mi>
                <math:mo math:stretchy="false">⋅</math:mo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row>
                    <math:mo math:stretchy="false">−</math:mo>
                    <math:mn>2</math:mn>
                  </math:mrow>
                </math:msup>
              </math:mrow>
              <math:mo math:stretchy="false">⋅</math:mo>
              <math:mfenced math:open="[" math:close="]"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  <math:mo math:stretchy="false">⋅</math:mo>
            <math:mfenced math:open="[" math:close="]">
              <math:mrow>
                <math:mo math:stretchy="false">−</math:mo>
                <math:mfrac>
                  <math:mi math:fontstyle="italic">dw</math:mi>
                  <math:mi math:fontstyle="italic">dbetSize</math:mi>
                </math:mfrac>
              </math:mrow>
            </math:mfenced>
          </math:mrow>
        </math:mrow>
      </math:mrow>
    </math:mrow>
    <math:annotation math:encoding="StarMath 5.0">left( dpot + 1 right) w^n +

left( pot + betSize right) n w^{n-1} cdot { {dw} over {dbetSize} }
=
1 + k cdot left( 1 - pctWillCall left( 1 - w right) right)^{-2}
		cdot left[ pctWillCall' left( 1 - w right) right] cdot  left[ -{ {dw} over {dbetSize} } right]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pot</math:mi>
          <math:mo math:stretchy="false">+</math:mo>
          <math:mi math:fontstyle="italic">betSize</math:mi>
        </math:mrow>
      </math:mfenced>
      <math:mi>n</math:mi>
      <math:mrow>
        <math:mrow>
          <math:mrow>
            <math:msup>
              <math:mi>w</math:mi>
              <math:mrow>
                <math:mi>n</math:mi>
                <math:mo math:stretchy="false">−</math:mo>
                <math:mn>1</math:mn>
              </math:mrow>
            </math:msup>
            <math:mo math:stretchy="false">⋅</math:mo>
            <math:mfrac>
              <math:mi math:fontstyle="italic">dw</math:mi>
              <math:mi math:fontstyle="italic">dbetSize</math:mi>
            </math:mfrac>
          </math:mrow>
          <math:mo math:stretchy="false">−</math:mo>
          <math:mrow>
            <math:mrow>
              <math:mrow>
                <math:mi>k</math:mi>
                <math:mo math:stretchy="false">⋅</math:mo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row>
                    <math:mo math:stretchy="false">−</math:mo>
                    <math:mn>2</math:mn>
                  </math:mrow>
                </math:msup>
              </math:mrow>
              <math:mo math:stretchy="false">⋅</math:mo>
              <math:mfenced math:open="[" math:close="]"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  <math:mo math:stretchy="false">⋅</math:mo>
            <math:mfenced math:open="[" math:close="]">
              <math:mrow>
                <math:mo math:stretchy="false">−</math:mo>
                <math:mfrac>
                  <math:mi math:fontstyle="italic">dw</math:mi>
                  <math:mi math:fontstyle="italic">dbetSize</math:mi>
                </math:mfrac>
              </math:mrow>
            </math:mfenced>
          </math:mrow>
        </math:mrow>
        <math:mo math:stretchy="false">=</math:mo>
        <math:mrow>
          <math:mn>1</math:mn>
          <math:mo math:stretchy="false">−</math:mo>
          <math:mfenced math:open="" math:close="">
            <math:mrow>
              <math:mi math:fontstyle="italic">dpot</math:mi>
              <math:mo math:stretchy="false">+</math:mo>
              <math:mn>1</math:mn>
            </math:mrow>
          </math:mfenced>
        </math:mrow>
      </math:mrow>
      <math:msup>
        <math:mi>w</math:mi>
        <math:mi>n</math:mi>
      </math:msup>
    </math:mrow>
    <math:annotation math:encoding="StarMath 5.0">
left( pot + betSize right) n w^{n-1} cdot { {dw} over {dbetSize} }
-
k cdot left( 1 - pctWillCall left( 1 - w right) right)^{-2}
		cdot left[ pctWillCall' left( 1 - w right) right] cdot  left[ -{ {dw} over {dbetSize} } right]
=
1 - left( dpot + 1 right) w^n 

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  <math:mi>n</math:mi>
          <math:mrow>
            <math:msup>
              <math:mi>w</math:mi>
              <math:mrow>
                <math:mi>n</math:mi>
                <math:mo math:stretchy="false">−</math:mo>
                <math:mn>1</math:mn>
              </math:mrow>
            </math:msup>
            <math:mo math:stretchy="false">+</math:mo>
            <math:mfrac>
              <math:mrow>
                <math:mrow>
                  <math:mi>k</math:mi>
                  <math:mo math:stretchy="false">⋅</math:mo>
                  <math:mi math:fontstyle="italic">pctWillCall</math:mi>
                </math:mrow>
                <math:mi>'</math:mi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  <math:msup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  <math:mn>2</math:mn>
              </math:msup>
            </math:mfrac>
          </math:mrow>
        </math:mrow>
      </math:mfenced>
      <math:mrow>
        <math:mfenced math:open="[" math:close="]">
          <math:mfrac>
            <math:mi math:fontstyle="italic">dw</math:mi>
            <math:mi math:fontstyle="italic">dbetSize</math:mi>
          </math:mfrac>
        </math:mfenced>
        <math:mo math:stretchy="false">=</math:mo>
        <math:mrow>
          <math:mn>1</math:mn>
          <math:mo math:stretchy="false">−</math:mo>
          <math:mfenced math:open="" math:close="">
            <math:mrow>
              <math:mi math:fontstyle="italic">dpot</math:mi>
              <math:mo math:stretchy="false">+</math:mo>
              <math:mn>1</math:mn>
            </math:mrow>
          </math:mfenced>
        </math:mrow>
      </math:mrow>
      <math:msup>
        <math:mi>w</math:mi>
        <math:mi>n</math:mi>
      </math:msup>
    </math:mrow>
    <math:annotation math:encoding="StarMath 5.0">left(
	left( pot + betSize right) n w^{n-1} 
	+
	{k 
			cdot  pctWillCall' left( 1 - w right) }
			over
				left( 1 - pctWillCall left( 1 - w right) right)^{2}
right)
		
		 left[ { {dw} over {dbetSize} } right]
=
1 - left( dpot + 1 right) w^n 

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n>1</math:mn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i>f</math:mi>
          <math:mrow>
            <math:mo math:stretchy="false">(</math:mo>
            <math:mi>w</math:mi>
            <math:mo math:stretchy="false">)</math:mo>
          </math:mrow>
        </math:mrow>
        <math:mfenced math:open="" math:close="">
          <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i>f</math:mi>
            <math:mi>'</math:mi>
            <math:mrow>
              <math:mrow>
                <math:mo math:stretchy="false">(</math:mo>
                <math:mi>w</math:mi>
                <math:mo math:stretchy="false">)</math:mo>
              </math:mrow>
              <math:mo math:stretchy="false">+</math:mo>
              <math:mfrac>
                <math:mrow>
                  <math:mrow>
                    <math:mi>k</math:mi>
                    <math:mo math:stretchy="false">⋅</math:mo>
                    <math:mi math:fontstyle="italic">pctWillCall</math:mi>
                  </math:mrow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</math:mrow>
        </math:mfenced>
      </math:mfrac>
    </math:mrow>
    <math:annotation math:encoding="StarMath 5.0">
 { {dw} over {dbetSize} } 
=
{1 - left( dpot + 1 right) f(w) }
over

left(
	left( pot + betSize right) f'(w)
	+
	{k 
			cdot  pctWillCall' left( 1 - w right) }
			over
				left( 1 - pctWillCall left( 1 - w right) right)^{2}
right)

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frac>
      <math:mi>k</math:mi>
      <math:mfenced math:open="" math:close="">
        <math:mrow>
          <math:mrow>
            <math:mn>1</math:mn>
            <math:mo math:stretchy="false">−</math:mo>
            <math:mi math:fontstyle="italic">pctWillCall</math:mi>
          </math:mrow>
          <math:mfenced math:open="" math:close="">
            <math:mrow>
              <math:mn>1</math:mn>
              <math:mo math:stretchy="false">−</math:mo>
              <math:mi>w</math:mi>
            </math:mrow>
          </math:mfenced>
        </math:mrow>
      </math:mfenced>
    </math:mfrac>
    <math:annotation math:encoding="StarMath 5.0">k over left( 1 - pctWillCall left( 1 - w right) right)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frac>
          <math:mi math:fontstyle="italic">betSize</math:mi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  <math:mi>n</math:mi>
      </math:mroot>
    </math:mrow>
    <math:annotation math:encoding="StarMath 5.0">w
=
nroot{n} 
{
	{betSize }
	over
	left( pot + betSize right)
}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row>
          <math:mi>'</math:mi>
          <math:mo math:stretchy="false">=</math:mo>
          <math:mrow>
            <math:mrow>
              <math:mfenced math:open="" math:close="">
                <math:mfrac>
                  <math:mn>1</math:mn>
                  <math:mi>n</math:mi>
                </math:mfrac>
              </math:mfenced>
              <math:mo math:stretchy="false">⋅</math:mo>
              <math:msup>
                <math:mfenced math:open="" math:close="">
                  <math:mfrac>
                    <math:mi math:fontstyle="italic">betSize</math:mi>
                    <math:mfenced math:open="" math:close="">
                      <math:mrow>
                        <math:mi math:fontstyle="italic">pot</math:mi>
                        <math:mo math:stretchy="false">+</math:mo>
                        <math:mi math:fontstyle="italic">betSize</math:mi>
                      </math:mrow>
                    </math:mfenced>
                  </math:mfrac>
                </math:mfenced>
                <math:mfrac>
                  <math:mrow>
                    <math:mn>1</math:mn>
                    <math:mo math:stretchy="false">−</math:mo>
                    <math:mi>n</math:mi>
                  </math:mrow>
                  <math:mi>n</math:mi>
                </math:mfrac>
              </math:msup>
            </math:mrow>
            <math:mo math:stretchy="false">⋅</math:mo>
            <math:mfenced math:open="" math:close="">
              <math:mfrac>
                <math:mrow>
                  <math:mfenced math:open="" math:close="">
                    <math:mi math:fontstyle="italic">pot</math:mi>
                  </math:mfenced>
                  <math:mo math:stretchy="false">−</math:mo>
                  <math:mrow>
                    <math:mi math:fontstyle="italic">betSize</math:mi>
                    <math:mo math:stretchy="false">⋅</math:mo>
                    <math:mi math:fontstyle="italic">dpot</math:mi>
                  </math:mrow>
                </math:mrow>
                <math:msup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  <math:mn>2</math:mn>
                </math:msup>
              </math:mfrac>
            </math:mfenced>
          </math:mrow>
        </math:mrow>
        <math:mo math:stretchy="false">=</math:mo>
        <math:mrow>
          <math:mfrac>
            <math:msup>
              <math:mi>w</math:mi>
              <math:mrow>
                <math:mn>1</math:mn>
                <math:mo math:stretchy="false">−</math:mo>
                <math:mi>n</math:mi>
              </math:mrow>
            </math:msup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  <math:mo math:stretchy="false">⋅</math:mo>
          <math:mfenced math:open="" math:close="">
            <math:mrow>
              <math:mfrac>
                <math:mi math:fontstyle="italic">pot</math:mi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</math:mfrac>
              <math:mo math:stretchy="false">−</math:mo>
              <math:mrow>
                <math:mfrac>
                  <math:mi math:fontstyle="italic">betSize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  <math:mo math:stretchy="false">⋅</math:mo>
                <math:mi math:fontstyle="italic">dpot</math:mi>
              </math:mrow>
            </math:mrow>
          </math:mfenced>
        </math:mrow>
      </math:mrow>
    </math:mrow>
    <math:annotation math:encoding="StarMath 5.0">w'
=
left(1 over n right) cdot  
left(
	{betSize }
	over
	left( pot + betSize right)
right)^ {{1-n} over n}

cdot
left(
	{
			left( pot  right)
			- betSize cdot dpot 
	}
	over
	left( pot + betSize right) ^ 2
right)

=

	w^ {1-n}
	over { left( pot + betSize right)  n }

cdot
left(
	{
			pot 
			over
	left( pot + betSize right) 
		-
			{
				 betSize 
				over
				left( pot + betSize right) 
			}cdot dpot 
	}
	
right)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 math:fontstyle="italic">new</math:mi>
        </math:msub>
        <math:mo math:stretchy="false">=</math:mo>
        <math:mroot>
          <math:mfrac>
            <math:mrow>
              <math:mi math:fontstyle="italic">betSize</math:mi>
              <math:mo math:stretchy="false">−</math:mo>
              <math:mn>0</math:mn>
            </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</math:mfrac>
          <math:mi>n</math:mi>
        </math:mroot>
      </math:mrow>
      <math:mo math:stretchy="false">=</math:mo>
      <math:msup>
        <math:mfenced math:open="" math:close="">
          <math:mfrac>
            <math:mi math:fontstyle="italic">betSize</math:mi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</math:mfrac>
        </math:mfenced>
        <math:mfrac>
          <math:mn>1</math:mn>
          <math:mi>n</math:mi>
        </math:mfrac>
      </math:msup>
    </math:mrow>
    <math:annotation math:encoding="StarMath 5.0">w_new

=
nroot{n} 
{
	{betSize -0}
	over
	left( pot + betSize right)
}

=
left(

	{betSize}
	over
	left( pot + betSize right)
	
right) ^ {1 over n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w</math:mi>
          <math:mi math:fontstyle="italic">dbetSize</math:mi>
        </math:mfrac>
        <math:mo math:stretchy="false">=</math:mo>
        <math:mfrac>
          <math:mrow>
            <math:mrow>
              <math:mn>1</math:mn>
              <math:mo math:stretchy="false">−</math:mo>
              <math:mfenced math:open="" math:close="">
                <math:mrow>
                  <math:mi math:fontstyle="italic">dpot</math:mi>
                  <math:mo math:stretchy="false">+</math:mo>
                  <math:mn>1</math:mn>
                </math:mrow>
              </math:mfenced>
            </math:mrow>
            <math:msup>
              <math:mi>w</math:mi>
              <math:mi>n</math:mi>
            </math:msup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row>
                <math:msup>
                  <math:mi>w</math:mi>
                  <math:mrow>
                    <math:mi>n</math:mi>
                    <math:mo math:stretchy="false">−</math:mo>
                    <math:mn>1</math:mn>
                  </math:mrow>
                </math:msup>
                <math:mo math:stretchy="false">+</math:mo>
                <math:mn>0</math:mn>
              </math:mrow>
            </math:mrow>
          </math:mfenced>
        </math:mfrac>
      </math:mrow>
      <math:mo math:stretchy="false">=</math:mo>
      <math:mrow>
        <math:mfrac>
          <math:mn>1</math:mn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sup>
                <math:mi>w</math:mi>
                <math:mrow>
                  <math:mi>n</math:mi>
                  <math:mo math:stretchy="false">−</math:mo>
                  <math:mn>1</math:mn>
                </math:mrow>
              </math:msup>
            </math:mrow>
          </math:mfenced>
        </math:mfrac>
        <math:mo math:stretchy="false">−</math:mo>
        <math:mfrac>
          <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  <math:msup>
              <math:mi>w</math:mi>
              <math:mi>n</math:mi>
            </math:msup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sup>
                <math:mi>w</math:mi>
                <math:mrow>
                  <math:mi>n</math:mi>
                  <math:mo math:stretchy="false">−</math:mo>
                  <math:mn>1</math:mn>
                </math:mrow>
              </math:msup>
            </math:mrow>
          </math:mfenced>
        </math:mfrac>
      </math:mrow>
    </math:mrow>
    <math:annotation math:encoding="StarMath 5.0">
 { {dw} over {dbetSize} } 
=
{1 - left( dpot + 1 right) w^n }
over

left(
	left( pot + betSize right) n w^{n-1} 
	+
	0
right)

=
	1
	over
	{
	left(
		left( pot + betSize right) n w^{n-1} 
	
	right)
	
	}
-
	{left( dpot + 1 right) w^n }
	over

	left(
		left( pot + betSize right) n w^{n-1} 
	
	right)
	
		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row>
        <math:mfrac>
          <math:msup>
            <math:mi>w</math:mi>
            <math:mrow>
              <math:mn>1</math:mn>
              <math:mo math:stretchy="false">−</math:mo>
              <math:mi>n</math:mi>
            </math:mrow>
          </math:msup>
          <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i>n</math:mi>
          </math:mrow>
        </math:mfrac>
        <math:mo math:stretchy="false">−</math:mo>
        <math:mfrac>
          <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  <math:mi>w</math:mi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enced>
        </math:mfrac>
      </math:mrow>
    </math:mrow>
    <math:annotation math:encoding="StarMath 5.0"> { {dw} over {dbetSize} } 
=

	{

		 w^{1-n}
	}
	over
	{
		left( pot + betSize right) n
	}
-
	{left( dpot + 1 right) w }
	over

	left(
		left( pot + betSize right) n 
	
	right)
	
		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row>
          <math:mi>'</math:mi>
          <math:mo math:stretchy="false">=</math:mo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⋅</math:mo>
            <math:mfenced math:open="" math:close="">
              <math:mrow>
                <math:mfrac>
                  <math:mi math:fontstyle="italic">pot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  <math:mo math:stretchy="false">−</math:mo>
                <math:mrow>
                  <math:msup>
                    <math:mi>w</math:mi>
                    <math:mi>n</math:mi>
                  </math:msup>
                  <math:mo math:stretchy="false">⋅</math:mo>
                  <math:mi math:fontstyle="italic">dpot</math:mi>
                </math:mrow>
              </math:mrow>
            </math:mfenced>
          </math:mrow>
        </math:mrow>
        <math:mo math:stretchy="false">=</math:mo>
        <math:mrow>
          <math:mfrac>
            <math:msup>
              <math:mi>w</math:mi>
              <math:mrow>
                <math:mn>1</math:mn>
                <math:mo math:stretchy="false">−</math:mo>
                <math:mi>n</math:mi>
              </math:mrow>
            </math:msup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  <math:mo math:stretchy="false">⋅</math:mo>
          <math:mfenced math:open="" math:close="">
            <math:mrow>
              <math:mrow>
                <math:mn>1</math:mn>
                <math:mo math:stretchy="false">−</math:mo>
                <math:mfrac>
                  <math:mi math:fontstyle="italic">betSize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</math:mrow>
              <math:mo math:stretchy="false">−</math:mo>
              <math:mrow>
                <math:msup>
                  <math:mi>w</math:mi>
                  <math:mi>n</math:mi>
                </math:msup>
                <math:mo math:stretchy="false">⋅</math:mo>
                <math:mi math:fontstyle="italic">dpot</math:mi>
              </math:mrow>
            </math:mrow>
          </math:mfenced>
        </math:mrow>
      </math:mrow>
    </math:mrow>
    <math:annotation math:encoding="StarMath 5.0">w'
=

	w^ {1-n}
	over { left( pot + betSize right)  n }

cdot
left(
	{
			pot 
			over
	left( pot + betSize right) 
		-
			{
				 w^n
			}cdot dpot 
	}
	
right)


=

	w^ {1-n}
	over { left( pot + betSize right)  n }

cdot
left(
	{
		1
		-
			betSize
			over
	left( pot + betSize right) 
		-
			{
				 w^n
			}cdot dpot 
	}
	
right)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i>'</math:mi>
        <math:mo math:stretchy="false">=</math:mo>
        <math:mrow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−</math:mo>
            <math:mfrac>
              <math:mrow>
                <math:mi>w</math:mi>
                <math:mo math:stretchy="false">⋅</math:mo>
                <math:mi math:fontstyle="italic">dpot</math:mi>
              </math:mrow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</math:mrow>
          <math:mo math:stretchy="false">−</math:mo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⋅</math:mo>
            <math:mfenced math:open="" math:close="">
              <math:mfrac>
                <math:mi math:fontstyle="italic">betSize</math:mi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</math:mfrac>
            </math:mfenced>
          </math:mrow>
        </math:mrow>
      </math:mrow>
    </math:mrow>
    <math:annotation math:encoding="StarMath 5.0">w'

=
	w^ {1-n}
	over { left( pot + betSize right)  n }

-


	w cdot dpot
	over { left( pot + betSize right)  n }


-

	w^ {1-n}
	over { left( pot + betSize right)  n }

cdot
left(
	{

		
			betSize
			over
	left( pot + betSize right) 
		
	}
	
right)
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i>'</math:mi>
        <math:mo math:stretchy="false">=</math:mo>
        <math:mrow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−</math:mo>
            <math:mfrac>
              <math:mrow>
                <math:mi>w</math:mi>
                <math:mo math:stretchy="false">⋅</math:mo>
                <math:mi math:fontstyle="italic">dpot</math:mi>
              </math:mrow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</math:mrow>
          <math:mo math:stretchy="false">−</math:mo>
          <math:mfrac>
            <math:mi>w</math:mi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</math:mrow>
      </math:mrow>
    </math:mrow>
    <math:annotation math:encoding="StarMath 5.0">w'

=
	w^ {1-n}
	over { left( pot + betSize right)  n }

-


	w cdot dpot
	over { left( pot + betSize right)  n }


-

	w
	over { left( pot + betSize right)  n }

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i>f</math:mi>
      <math:mrow>
        <math:mrow>
          <math:mo math:stretchy="false">(</math:mo>
          <math:mi>w</math:mi>
          <math:mo math:stretchy="false">)</math:mo>
        </math:mrow>
        <math:mo math:stretchy="false">+</math:mo>
        <math:mfenced math:open="" math:close="">
          <math:mrow>
            <math:mi math:fontstyle="italic">pot</math:mi>
            <math:mo math:stretchy="false">+</math:mo>
            <math:mi math:fontstyle="italic">betSize</math:mi>
          </math:mrow>
        </math:mfenced>
      </math:mrow>
      <math:mi>f</math:mi>
      <math:mi>'</math:mi>
      <math:mrow>
        <math:mrow>
          <math:mrow>
            <math:mo math:stretchy="false">(</math:mo>
            <math:mi>w</math:mi>
            <math:mo math:stretchy="false">)</math:mo>
          </math:mrow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row>
          <math:mn>1</math:mn>
          <math:mo math:stretchy="false">+</math:mo>
          <math:mrow>
            <math:mrow>
              <math:mrow>
                <math:mi>k</math:mi>
                <math:mo math:stretchy="false">⋅</math:mo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row>
                    <math:mo math:stretchy="false">−</math:mo>
                    <math:mn>2</math:mn>
                  </math:mrow>
                </math:msup>
              </math:mrow>
              <math:mo math:stretchy="false">⋅</math:mo>
              <math:mfenced math:open="[" math:close="]"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  <math:mo math:stretchy="false">⋅</math:mo>
            <math:mfenced math:open="[" math:close="]">
              <math:mrow>
                <math:mo math:stretchy="false">−</math:mo>
                <math:mfrac>
                  <math:mi math:fontstyle="italic">dw</math:mi>
                  <math:mi math:fontstyle="italic">dbetSize</math:mi>
                </math:mfrac>
              </math:mrow>
            </math:mfenced>
          </math:mrow>
        </math:mrow>
      </math:mrow>
    </math:mrow>
    <math:annotation math:encoding="StarMath 5.0">left( dpot + 1 right) f(w) +

left( pot + betSize right) f'(w) cdot { {dw} over {dbetSize} }
=
1 + k cdot left( 1 - pctWillCall left( 1 - w right) right)^{-2}
		cdot left[ pctWillCall' left( 1 - w right) right] cdot  left[ -{ {dw} over {dbetSize} } right]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sub>
            <math:mi>w</math:mi>
            <math:mi math:fontstyle="italic">new</math:mi>
          </math:msub>
          <math:mo math:stretchy="false">)</math:mo>
        </math:mrow>
        <math:mo math:stretchy="false">=</math:mo>
        <math:mfrac>
          <math:mrow>
            <math:mi math:fontstyle="italic">betSize</math:mi>
            <math:mo math:stretchy="false">−</math:mo>
            <math:mfrac>
              <math:mi>k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sub>
                        <math:mi>w</math:mi>
                        <math:mi math:fontstyle="italic">guess</math:mi>
                      </math:msub>
                    </math:mrow>
                  </math:mfenced>
                </math:mrow>
              </math:mfenced>
            </math:mfrac>
          </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</math:mrow>
    </math:mrow>
    <math:annotation math:encoding="StarMath 5.0">f(w_new)
=

{
	{betSize - k over left( 1 - pctWillCall left( 1 - w_guess right) right)}
	over
	left( pot + betSize right)
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i math:fontstyle="italic">pot</math:mi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i math:fontstyle="italic">betSize</math:mi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row>
            <math:mn>1</math:mn>
            <math:mo math:stretchy="false">−</math:mo>
            <math:mi math:fontstyle="italic">alreadyBet</math:mi>
          </math:mrow>
          <math:mo math:stretchy="false">−</math:mo>
          <math:mfrac>
            <math:mi>k</math:mi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</math:mfrac>
        </math:mrow>
      </math:mrow>
    </math:mrow>
    <math:annotation math:encoding="StarMath 5.0">left( 1+pot right)^{w^n} left(1 - betSize right)^ left( 1- w^n right)
=
1 - alreadyBet - k over left( 1 - pctWillCall left( 1 - w right) right)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i>log</math:mi>
      <math:mrow>
        <math:mfenced math:open="" math:close="">
          <math:mrow>
            <math:mn>1</math:mn>
            <math:mo math:stretchy="false">+</math:mo>
            <math:mi math:fontstyle="italic">pot</math:mi>
          </math:mrow>
        </math:mfenced>
        <math:mo math:stretchy="false">+</math:mo>
        <math:mfenced math:open="" math:close="">
          <math:mrow>
            <math:mn>1</math:mn>
            <math:mo math:stretchy="false">−</math:mo>
            <math:msup>
              <math:mi>w</math:mi>
              <math:mi>n</math:mi>
            </math:msup>
          </math:mrow>
        </math:mfenced>
      </math:mrow>
      <math:mi>log</math:mi>
      <math:mrow>
        <math:mfenced math:open="" math:close="">
          <math:mrow>
            <math:mn>1</math:mn>
            <math:mo math:stretchy="false">−</math:mo>
            <math:mi math:fontstyle="italic">betSize</math:mi>
          </math:mrow>
        </math:mfenced>
        <math:mo math:stretchy="false">=</math:mo>
        <math:mi>log</math:mi>
      </math:mrow>
      <math:mfenced math:open="" math:close="">
        <math:mrow>
          <math:mrow>
            <math:mn>1</math:mn>
            <math:mo math:stretchy="false">−</math:mo>
            <math:mi math:fontstyle="italic">alreadyBet</math:mi>
          </math:mrow>
          <math:mo math:stretchy="false">−</math:mo>
          <math:mfrac>
            <math:mi>k</math:mi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rac>
        </math:mrow>
      </math:mfenced>
    </math:mrow>
    <math:annotation math:encoding="StarMath 5.0">{w^n} log left( 1+pot right) + left( 1- w^n right) log left(1 - betSize right) 
=
log left( 1 - alreadyBet - k over  {1 - pctWillCall left( 1 - w right) }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i>log</math:mi>
      <math:mrow>
        <math:mfenced math:open="" math:close="">
          <math:mfrac>
            <math:mrow>
              <math:mn>1</math:mn>
              <math:mo math:stretchy="false">+</math:mo>
              <math:mi math:fontstyle="italic">pot</math:mi>
            </math:mrow>
            <math:mrow>
              <math:mn>1</math:mn>
              <math:mo math:stretchy="false">−</math:mo>
              <math:mi math:fontstyle="italic">betSize</math:mi>
            </math:mrow>
          </math:mfrac>
        </math:mfenced>
        <math:mo math:stretchy="false">=</math:mo>
        <math:mi>log</math:mi>
      </math:mrow>
      <math:mrow>
        <math:mfenced math:open="" math:close="">
          <math:mrow>
            <math:mrow>
              <math:mn>1</math:mn>
              <math:mo math:stretchy="false">−</math:mo>
              <math:mi math:fontstyle="italic">alreadyBet</math:mi>
            </math:mrow>
            <math:mo math:stretchy="false">−</math:mo>
            <math:mfrac>
              <math:mi>k</math:mi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rac>
          </math:mrow>
        </math:mfenced>
        <math:mo math:stretchy="false">−</math:mo>
        <math:mi>log</math:mi>
      </math:mrow>
      <math:mfenced math:open="" math:close="">
        <math:mrow>
          <math:mn>1</math:mn>
          <math:mo math:stretchy="false">−</math:mo>
          <math:mi math:fontstyle="italic">betSize</math:mi>
        </math:mrow>
      </math:mfenced>
    </math:mrow>
    <math:annotation math:encoding="StarMath 5.0">{w^n} log left( {1+pot}over{1 - betSize} right) =

log left( 1 - alreadyBet - k over  {1 - pctWillCall left( 1 - w right) }right)
- log left(1 - betSize right) 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frac>
            <math:mrow>
              <math:mn>1</math:mn>
              <math:mo math:stretchy="false">+</math:mo>
              <math:mi math:fontstyle="italic">pot</math:mi>
            </math:mrow>
            <math:mrow>
              <math:mn>1</math:mn>
              <math:mo math:stretchy="false">−</math:mo>
              <math:mi math:fontstyle="italic">betSize</math:mi>
            </math:mrow>
          </math:mfrac>
        </math:mfenced>
        <math:msup>
          <math:mi>w</math:mi>
          <math:mi>n</math:mi>
        </math:msup>
      </math:msup>
      <math:mo math:stretchy="false">=</math:mo>
      <math:mfrac>
        <math:mrow>
          <math:mrow>
            <math:mn>1</math:mn>
            <math:mo math:stretchy="false">−</math:mo>
            <math:mi math:fontstyle="italic">alreadyBet</math:mi>
          </math:mrow>
          <math:mo math:stretchy="false">−</math:mo>
          <math:mfrac>
            <math:mi>k</math:mi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rac>
        </math:mrow>
        <math:mrow>
          <math:mn>1</math:mn>
          <math:mo math:stretchy="false">−</math:mo>
          <math:mi math:fontstyle="italic">betSize</math:mi>
        </math:mrow>
      </math:mfrac>
    </math:mrow>
    <math:annotation math:encoding="StarMath 5.0">left( {1+pot}over{1 - betSize} right) ^ {w^n} =

{
 1 - alreadyBet - k over  {1 - pctWillCall left( 1 - w right)  }
}
over { 1 - betSize }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i math:fontstyle="italic">new</math:mi>
      </math:msub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n>1</math:mn>
                  <math:mo math:stretchy="false">+</math:mo>
                  <math:mi math:fontstyle="italic">pot</math:mi>
                </math:mrow>
                <math:mrow>
                  <math:mn>1</math:mn>
                  <math:mo math:stretchy="false">−</math:mo>
                  <math:mi math:fontstyle="italic">betSize</math:mi>
                </math:mrow>
              </math:mfrac>
            </math:mfenced>
          </math:msub>
          <math:mfenced math:open="" math:close="">
            <math:mfrac>
              <math:mrow>
                <math:mrow>
                  <math:mn>1</math:mn>
                  <math:mo math:stretchy="false">−</math:mo>
                  <math:mi math:fontstyle="italic">alreadyBet</math:mi>
                </math:mrow>
                <math:mo math:stretchy="false">−</math:mo>
                <math:mfrac>
                  <math:mi>k</math:mi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rac>
              </math:mrow>
              <math:mrow>
                <math:mn>1</math:mn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 {w_new} =
nroot n
{
	log_{left( {1+pot}over{1 - betSize} right)} left(
	{
	 1 - alreadyBet - k over  {1 - pctWillCall left( 1 - w right)  }
	}
	over { 1 - betSize }
	right )
}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sub>
            <math:mi>w</math:mi>
            <math:mi math:fontstyle="italic">new</math:mi>
          </math:msub>
          <math:mo math:stretchy="false">)</math:mo>
        </math:mrow>
        <math:mo math:stretchy="false">=</math:mo>
        <math:msub>
          <math:mi>log</math:mi>
          <math:mfenced math:open="" math:close="">
            <math:mfrac>
              <math:mrow>
                <math:mn>1</math:mn>
                <math:mo math:stretchy="false">+</math:mo>
                <math:mi math:fontstyle="italic">pot</math:mi>
              </math:mrow>
              <math:mrow>
                <math:mn>1</math:mn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" math:close="">
        <math:mfrac>
          <math:mrow>
            <math:mrow>
              <math:mn>1</math:mn>
              <math:mo math:stretchy="false">−</math:mo>
              <math:mi math:fontstyle="italic">alreadyBet</math:mi>
            </math:mrow>
            <math:mo math:stretchy="false">−</math:mo>
            <math:mfrac>
              <math:mi>k</math:mi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rac>
          </math:mrow>
          <math:mrow>
            <math:mn>1</math:mn>
            <math:mo math:stretchy="false">−</math:mo>
            <math:mi math:fontstyle="italic">betSize</math:mi>
          </math:mrow>
        </math:mfrac>
      </math:mfenced>
    </math:mrow>
    <math:annotation math:encoding="StarMath 5.0"> f(w_new) =

log_{left( {1+pot}over{1 - betSize} right)} left(
{
 1 - alreadyBet - k over  {1 - pctWillCall left( 1 - w right)  }
}
over { 1 - betSize }
right )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i math:fontstyle="italic">pot</math:mi>
          </math:mrow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  <math:mrow>
        <math:msup>
          <math:mfenced math:open="" math:close="">
            <math:mrow>
              <math:mn>1</math:mn>
              <math:mo math:stretchy="false">−</math:mo>
              <math:mi math:fontstyle="italic">betSize</math:mi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row>
            <math:mn>1</math:mn>
            <math:mo math:stretchy="false">−</math:mo>
            <math:mi math:fontstyle="italic">alreadyBet</math:mi>
          </math:mrow>
          <math:mo math:stretchy="false">−</math:mo>
          <math:mfrac>
            <math:mi>k</math:mi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</math:mfrac>
        </math:mrow>
      </math:mrow>
    </math:mrow>
    <math:annotation math:encoding="StarMath 5.0">left( 1+pot right)^{f(w)} left(1 - betSize right)^ left( 1- f(w) right)
=
1 - alreadyBet - k over left( 1 - pctWillCall left( 1 - w right) right)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i math:fontstyle="italic">pot</math:mi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frac>
          <math:mi>d</math:mi>
          <math:mi math:fontstyle="italic">dbetSize</math:mi>
        </math:mfrac>
      </math:mrow>
      <math:mfenced math:open="{" math:close="}">
        <math:mfrac>
          <math:mi>k</math:mi>
          <math:mrow>
            <math:mi math:fontstyle="italic">pctWillCall</math:mi>
            <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  <math:mo math:stretchy="false">−</math:mo>
              <math:mn>1</math:mn>
            </math:mrow>
          </math:mrow>
        </math:mfrac>
      </math:mfenced>
    </math:mrow>
    <math:annotation math:encoding="StarMath 5.0">{d over dbetSize}
	left lbrace
left( 1+pot right)^{f(w)} left(1 - betSize right)^ left( 1- f(w) right)
	right rbrace
=
{d over dbetSize}
	left lbrace k over {pctWillCall left( 1 - w right) - 1}  right rbrace

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i math:fontstyle="italic">pot</math:mi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row>
          <math:mfrac>
            <math:mrow>
              <math:mo math:stretchy="false">−</math:mo>
              <math:mi>k</math:mi>
            </math:mrow>
            <math:msup>
              <math:mfenced math:open="" math:close="">
                <math:mrow>
                  <math:mi math:fontstyle="italic">pctWillCall</math:mi>
                  <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  <math:mo math:stretchy="false">−</math:mo>
                    <math:mn>1</math:mn>
                  </math:mrow>
                </math:mrow>
              </math:mfenced>
              <math:mn>2</math:mn>
            </math:msup>
          </math:mfrac>
          <math:mo math:stretchy="false">×</math:mo>
          <math:mi math:fontstyle="italic">pctWillCall</math:mi>
        </math:mrow>
      </math:mrow>
      <math:mi>'</math:mi>
      <math:mrow>
        <math:mfenced math:open="" math:close="">
          <math:mrow>
            <math:mn>1</math:mn>
            <math:mo math:stretchy="false">−</math:mo>
            <math:mi>w</math:mi>
          </math:mrow>
        </math:mfenced>
        <math:mo math:stretchy="false">×</math:mo>
        <math:mfenced math:open="" math:close="">
          <math:mrow>
            <math:mo math:stretchy="false">−</math:mo>
            <math:mfrac>
              <math:mi math:fontstyle="italic">dw</math:mi>
              <math:mi math:fontstyle="italic">dbetSize</math:mi>
            </math:mfrac>
          </math:mrow>
        </math:mfenced>
      </math:mrow>
    </math:mrow>
    <math:annotation math:encoding="StarMath 5.0">{d over dbetSize}
	left lbrace
left( 1+pot right)^{f(w)} left(1 - betSize right)^ left( 1- f(w) right)
	right rbrace
= {-k over left( pctWillCall left( 1 - w right) - 1 right)^2 }
					times
				pctWillCall' left( 1 - w right) times left( -{dw over dbetSize} right)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i math:fontstyle="italic">pot</math:mi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row>
          <math:mfrac>
            <math:mrow>
              <math:mi>k</math:mi>
              <math:mi math:fontstyle="italic">pctWillCall</math:mi>
              <math:mi>'</math:mi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n>2</math:mn>
            </math:msup>
          </math:mfrac>
          <math:mo math:stretchy="false">×</math:mo>
          <math:mfenced math:open="[" math:close="]">
            <math:mfrac>
              <math:mi math:fontstyle="italic">dw</math:mi>
              <math:mi math:fontstyle="italic">dbetSize</math:mi>
            </math:mfrac>
          </math:mfenced>
        </math:mrow>
      </math:mrow>
    </math:mrow>
    <math:annotation math:encoding="StarMath 5.0">{d over dbetSize}
	left lbrace
left( 1+pot right)^{f(w)} left(1 - betSize right)^ left( 1- f(w) right)
	right rbrace
=  {
		{k pctWillCall' left( 1 - w right) }
		over
		left( 1 - pctWillCall left( 1 - w right) right)^2 }
	times left[ {dw over dbetSize} right]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n>1</math:mn>
              <math:mo math:stretchy="false">+</math:mo>
              <math:mi math:fontstyle="italic">pot</math:mi>
            </math:mrow>
            <math:mrow>
              <math:mn>1</math:mn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1+pot}over{ 1 - betSize } right)^{f(w)} 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i math:fontstyle="italic">pot</math:mi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i math:fontstyle="italic">betSize</math:mi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i math:fontstyle="italic">betSize</math:mi>
            </math:mrow>
          </math:mfenced>
          <math:mo math:stretchy="false">×</math:mo>
          <math:msup>
            <math:mfenced math:open="" math:close="">
              <math:mfrac>
                <math:mrow>
                  <math:mn>1</math:mn>
                  <math:mo math:stretchy="false">+</math:mo>
                  <math:mi math:fontstyle="italic">pot</math:mi>
                </math:mrow>
                <math:mrow>
                  <math:mn>1</math:mn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right)^{f(w)} left(1 - betSize right)^ left( 1- f(w) right)

=

left(1 - betSize right) times left( {1+pot}over{ 1 - betSize } right)^{f(w)}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n>1</math:mn>
            <math:mo math:stretchy="false">+</math:mo>
            <math:mi math:fontstyle="italic">pot</math:mi>
          </math:mrow>
          <math:mrow>
            <math:mn>1</math:mn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1+pot}over{ 1 - betSize } right)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i>log</math:mi>
          <math:mfenced math:open="" math:close="">
            <math:mfrac>
              <math:mrow>
                <math:mn>1</math:mn>
                <math:mo math:stretchy="false">+</math:mo>
                <math:mi math:fontstyle="italic">pot</math:mi>
              </math:mrow>
              <math:mrow>
                <math:mn>1</math:mn>
                <math:mo math:stretchy="false">−</math:mo>
                <math:mi math:fontstyle="italic">betSize</math:mi>
              </math:mrow>
            </math:mfrac>
          </math:mfenced>
        </math:mrow>
      </math:mfenced>
    </math:mrow>
    <math:annotation math:encoding="StarMath 5.0">dh over dbetSize = 
h times
{d over dbetSize}
left lbrace
{f(w)}  log left( {1+pot}over{ 1 - betSize } right)
right rbrace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n>1</math:mn>
                    <math:mo math:stretchy="false">+</math:mo>
                    <math:mi math:fontstyle="italic">pot</math:mi>
                  </math:mrow>
                  <math:mrow>
                    <math:mn>1</math:mn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row>
                    <math:mn>1</math:mn>
                    <math:mo math:stretchy="false">−</math:mo>
                    <math:mi math:fontstyle="italic">betSize</math:mi>
                  </math:mrow>
                  <math:mrow>
                    <math:mn>1</math:mn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fenced math:open="" math:close="">
                      <math:mrow>
                        <math:mn>1</math:mn>
                        <math:mo math:stretchy="false">−</math:mo>
                        <math:mi math:fontstyle="italic">betSize</math:mi>
                      </math:mrow>
                    </math:mfenced>
                    <math:mo math:stretchy="false">−</math:mo>
                    <math:mfenced math:open="" math:close="">
                      <math:mrow>
                        <math:mo math:stretchy="false">−</math:mo>
                        <math:mn>1</math:mn>
                      </math:mrow>
                    </math:mfenced>
                  </math:mrow>
                  <math:mfenced math:open="" math:close="">
                    <math:mrow>
                      <math:mn>1</math:mn>
                      <math:mo math:stretchy="false">+</math:mo>
                      <math:mi math:fontstyle="italic">pot</math:mi>
                    </math:mrow>
                  </math:mfenced>
                </math:mrow>
              </math:mfenced>
              <math:msup>
                <math:mfenced math:open="" math:close="">
                  <math:mrow>
                    <math:mn>1</math:mn>
                    <math:mo math:stretchy="false">−</math:mo>
                    <math:mi math:fontstyle="italic">betSize</math:mi>
                  </math:mrow>
                </math:mfenced>
                <math:mn>2</math:mn>
              </math:msup>
            </math:mfrac>
          </math:mrow>
        </math:mfenced>
      </math:mrow>
    </math:mrow>
    <math:annotation math:encoding="StarMath 5.0">dh over dbetSize = 
h times

left lbrace

	left( {{d over dbetSize} f(w)} right) log left( {1+pot}over{ 1 - betSize } right)
	+
	f(w) times left( { 1 - betSize } over {1+pot} right)
			
		left[ dpot left( 1 - betSize right) - left(-1 right)left( 1 + pot right)  right] over left( 1 - betSize right) ^2
right rbrace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n>1</math:mn>
                    <math:mo math:stretchy="false">+</math:mo>
                    <math:mi math:fontstyle="italic">pot</math:mi>
                  </math:mrow>
                  <math:mrow>
                    <math:mn>1</math:mn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fenced math:open="" math:close="">
                <math:mfrac>
                  <math:mrow>
                    <math:mi>f</math:mi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  <math:mrow>
                    <math:mn>1</math:mn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row>
                      <math:mfenced math:open="" math:close="">
                        <math:mrow>
                          <math:mn>1</math:mn>
                          <math:mo math:stretchy="false">−</math:mo>
                          <math:mi math:fontstyle="italic">betSize</math:mi>
                        </math:mrow>
                      </math:mfenced>
                      <math:mo math:stretchy="false">+</math:mo>
                      <math:mn>1</math:mn>
                    </math:mrow>
                    <math:mo math:stretchy="false">+</math:mo>
                    <math:mi math:fontstyle="italic">pot</math:mi>
                  </math:mrow>
                </math:mrow>
              </math:mfenced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frac>
          </math:mrow>
        </math:mfenced>
      </math:mrow>
    </math:mrow>
    <math:annotation math:encoding="StarMath 5.0">dh over dbetSize = 
h times

left lbrace

	left( {f'(w){dw over dbetSize} } right) log left( {1+pot}over{ 1 - betSize } right)
	+
	left( {f(w)} over {1+pot} right)
			
		left[ dpot left( 1 - betSize right) + 1 + pot  right] over left( 1 - betSize right)
right rbrace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n>1</math:mn>
                    <math:mo math:stretchy="false">+</math:mo>
                    <math:mi math:fontstyle="italic">pot</math:mi>
                  </math:mrow>
                  <math:mrow>
                    <math:mn>1</math:mn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fenced math:open="[" math:close="]">
                    <math:mrow>
                      <math:mi math:fontstyle="italic">dpot</math:mi>
                      <math:mrow>
                        <math:mrow>
                          <math:mfenced math:open="" math:close="">
                            <math:mrow>
                              <math:mn>1</math:mn>
                              <math:mo math:stretchy="false">−</math:mo>
                              <math:mi math:fontstyle="italic">betSize</math:mi>
                            </math:mrow>
                          </math:mfenced>
                          <math:mo math:stretchy="false">+</math:mo>
                          <math:mn>1</math:mn>
                        </math:mrow>
                        <math:mo math:stretchy="false">+</math:mo>
                        <math:mi math:fontstyle="italic">pot</math:mi>
                      </math:mrow>
                    </math:mrow>
                  </math:mfenced>
                  <math:mrow>
                    <math:mfenced math:open="" math:close="">
                      <math:mrow>
                        <math:mn>1</math:mn>
                        <math:mo math:stretchy="false">+</math:mo>
                        <math:mi math:fontstyle="italic">pot</math:mi>
                      </math:mrow>
                    </math:mfenced>
                    <math:mfenced math:open="" math:close="">
                      <math:mrow>
                        <math:mn>1</math:mn>
                        <math:mo math:stretchy="false">−</math:mo>
                        <math:mi math:fontstyle="italic">betSize</math:mi>
                      </math:mrow>
                    </math:mfenced>
                  </math:mrow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1+pot}over{ 1 - betSize } right)
		+
		left[ dpot left( 1 - betSize right) + 1 + pot  right]
			over {  left( {1+pot} right) left( 1 - betSize right)
	}
			times 				 {f(w)}			
right rbrace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n>1</math:mn>
                    <math:mo math:stretchy="false">+</math:mo>
                    <math:mi math:fontstyle="italic">pot</math:mi>
                  </math:mrow>
                  <math:mrow>
                    <math:mn>1</math:mn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n>1</math:mn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n>1</math:mn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1+pot}over{ 1 - betSize } right)
		+
		left[ dpot over left( {1+pot} right)  + 1 over left( 1 - betSize right)  right]
			times 				 {f(w)}			
right rbrace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i math:fontstyle="italic">betSize</math:mi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row>
          <math:mi math:fontstyle="italic">betSize</math:mi>
          <math:mo math:stretchy="false">⋅</math:mo>
          <math:mi>h</math:mi>
        </math:mrow>
      </math:mrow>
    </math:mrow>
    <math:annotation math:encoding="StarMath 5.0">g = 

left(1 - betSize right) times h
= h - betSize cdot h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i math:fontstyle="italic">betSize</math:mi>
          </math:mrow>
        </math:mfenced>
      </math:mrow>
      <math:mrow>
        <math:mrow>
          <math:mfrac>
            <math:mi math:fontstyle="italic">dh</math:mi>
            <math:mi math:fontstyle="italic">dbetSize</math:mi>
          </math:mfrac>
          <math:mo math:stretchy="false">−</math:mo>
          <math:mi>h</math:mi>
        </math:mrow>
        <math:mo math:stretchy="false">=</math:mo>
        <math:mrow>
          <math:mrow>
            <math:mfrac>
              <math:mi math:fontstyle="italic">dh</math:mi>
              <math:mi math:fontstyle="italic">dbetSize</math:mi>
            </math:mfrac>
            <math:mo math:stretchy="false">−</math:mo>
            <math:mrow>
              <math:mi math:fontstyle="italic">betSize</math:mi>
              <math:mo math:stretchy="false">×</math:mo>
              <math:mfrac>
                <math:mi math:fontstyle="italic">dh</math:mi>
                <math:mi math:fontstyle="italic">dbetSize</math:mi>
              </math:mfrac>
            </math:mrow>
          </math:mrow>
          <math:mo math:stretchy="false">−</math:mo>
          <math:mi>h</math:mi>
        </math:mrow>
      </math:mrow>
    </math:mrow>
    <math:annotation math:encoding="StarMath 5.0">dg over dbetSize = 

left( 1 - betSize right) {dh over dbetSize} - h
=

{dh over dbetSize} - betSize times {dh over dbetSize} - h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n>1</math:mn>
                    <math:mo math:stretchy="false">+</math:mo>
                    <math:mi math:fontstyle="italic">pot</math:mi>
                  </math:mrow>
                  <math:mrow>
                    <math:mn>1</math:mn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n>1</math:mn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n>1</math:mn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1+pot}over{ 1 - betSize } right)
		+
		left[ dpot over left( {1+pot} right)  + 1 over left( 1 - betSize right)  right]
			times 				 {f(w)}			
right rbrace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n>1</math:mn>
                  <math:mo math:stretchy="false">+</math:mo>
                  <math:mi math:fontstyle="italic">pot</math:mi>
                </math:mrow>
                <math:mrow>
                  <math:mn>1</math:mn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row>
              <math:mi>h</math:mi>
              <math:mo math:stretchy="false">×</math:mo>
              <math:mfenced math:open="[" math:close="]">
                <math:mrow>
                  <math:mfrac>
                    <math:mi math:fontstyle="italic">dpot</math:mi>
                    <math:mfenced math:open="" math:close="">
                      <math:mrow>
                        <math:mn>1</math:mn>
                        <math:mo math:stretchy="false">+</math:mo>
                        <math:mi math:fontstyle="italic">pot</math:mi>
                      </math:mrow>
                    </math:mfenced>
                  </math:mfrac>
                  <math:mo math:stretchy="false">+</math:mo>
                  <math:mfrac>
                    <math:mn>1</math:mn>
                    <math:mfenced math:open="" math:close="">
                      <math:mrow>
                        <math:mn>1</math:mn>
                        <math:mo math:stretchy="false">−</math:mo>
                        <math:mi math:fontstyle="italic">betSize</math:mi>
                      </math:mrow>
                    </math:mfenced>
                  </math:mfrac>
                </math:mrow>
              </math:mfenced>
            </math:mrow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betSize = 


left lbrace
h times
		{f'(w) } times log left( {1+pot}over{ 1 - betSize } right)
right rbrace	
{dw over dbetSize}
+
left lbrace h times
		left[ dpot over left( {1+pot} right)  + 1 over left( 1 - betSize right)  right]
			times 				 {f(w)}			
right rbrace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i>h</math:mi>
            <math:mo math:stretchy="false">×</math:mo>
            <math:mtext>A</math:mtext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i>h</math:mi>
            <math:mo math:stretchy="false">×</math:mo>
            <math:mtext>B</math:mtext>
          </math:mrow>
        </math:mfenced>
      </math:mrow>
    </math:mrow>
    <math:annotation math:encoding="StarMath 5.0">dh over dbetSize = 


left lbrace
h times
		"A"
right rbrace	
{dw over dbetSize}
+
left lbrace h times
		"B"		
right rbrace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row>
              <math:mfrac>
                <math:mi math:fontstyle="italic">dw</math:mi>
                <math:mi math:fontstyle="italic">dbetSize</math:mi>
              </math:mfrac>
              <math:mo math:stretchy="false">+</math:mo>
              <math:mfenced math:open="{" math:close="}">
                <math:mrow>
                  <math:mi>h</math:mi>
                  <math:mo math:stretchy="false">×</math:mo>
                  <math:mtext>B</math:mtext>
                </math:mrow>
              </math:mfenced>
            </math:mrow>
          </math:mrow>
        </math:mfenced>
        <math:mo math:stretchy="false">−</math:mo>
        <math:mi>h</math:mi>
      </math:mrow>
    </math:mrow>
    <math:annotation math:encoding="StarMath 5.0">dg over dbetSize = 

left( 1 - betSize right) 
left[
left lbrace
	h times
			"A"
	right rbrace	
	{dw over dbetSize}
	+
	left lbrace h times
			"B"		
	right rbrace
right]


- h
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text>B</math:mtext>
                <math:mo math:stretchy="false">−</math:mo>
                <math:mrow>
                  <math:mtext>B</math:mtext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dg over dbetSize = 

left( 1 - betSize right) 
left[
left lbrace
	h times
			"A"
	right rbrace	
	{dw over dbetSize}
	
right]
+
 left(
					

 "B" - "B" cdot betSize 

- 1 right)

cdot h 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g</math:mi>
        <math:mi math:fontstyle="italic">dbetSize</math:mi>
      </math:mfrac>
      <math:mo math:stretchy="false">=</math:mo>
      <math:mrow>
        <math:mfrac>
          <math:mrow>
            <math:mi>k</math:mi>
            <math:mi math:fontstyle="italic">pctWillCall</math:mi>
            <math:mi>'</math:mi>
            <math:mfenced math:open="" math:close="">
              <math:mrow>
                <math:mn>1</math:mn>
                <math:mo math:stretchy="false">−</math:mo>
                <math:mi>w</math:mi>
              </math:mrow>
            </math:mfenced>
          </math:mrow>
          <math:msup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  <math:mn>2</math:mn>
          </math:msup>
        </math:mfrac>
        <math:mo math:stretchy="false">×</math:mo>
        <math:mfenced math:open="[" math:close="]">
          <math:mfrac>
            <math:mi math:fontstyle="italic">dw</math:mi>
            <math:mi math:fontstyle="italic">dbetSize</math:mi>
          </math:mfrac>
        </math:mfenced>
      </math:mrow>
    </math:mrow>
    <math:annotation math:encoding="StarMath 5.0">{dg over dbetSize}

=  {
		{k pctWillCall' left( 1 - w right) }
		over
		left( 1 - pctWillCall left( 1 - w right) right)^2 }
	times left[ {dw over dbetSize} right]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row>
            <math:mrow>
              <math:mtext>B</math:mtext>
              <math:mo math:stretchy="false">−</math:mo>
              <math:mrow>
                <math:mtext>B</math:mtext>
                <math:mo math:stretchy="false">⋅</math:mo>
                <math:mi math:fontstyle="italic">betSize</math:mi>
              </math:mrow>
            </math:mrow>
            <math:mo math:stretchy="false">−</math:mo>
            <math:mn>1</math:mn>
          </math:mrow>
        </math:mfenced>
        <math:mo math:stretchy="false">⋅</math:mo>
        <math:mi>h</math:mi>
      </math:mrow>
      <math:mo math:stretchy="false">=</math:mo>
      <math:mrow>
        <math:mfenced math:open="" math:close="">
          <math:mrow>
            <math:mfrac>
              <math:mrow>
                <math:mi>k</math:mi>
                <math:mi math:fontstyle="italic">pctWillCall</math:mi>
                <math:mi>'</math:mi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  <math:msup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  <math:mn>2</math:mn>
              </math:msup>
            </math:mfrac>
            <math:mo math:stretchy="false">−</math:mo>
            <math:mrow>
              <math:mrow>
                <math:mi>h</math:mi>
                <math:mo math:stretchy="false">×</math:mo>
                <math:mtext>A</math:mtext>
              </math:mrow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  <math:mo math:stretchy="false">×</math:mo>
        <math:mfenced math:open="[" math:close="]">
          <math:mfrac>
            <math:mi math:fontstyle="italic">dw</math:mi>
            <math:mi math:fontstyle="italic">dbetSize</math:mi>
          </math:mfrac>
        </math:mfenced>
      </math:mrow>
    </math:mrow>
    <math:annotation math:encoding="StarMath 5.0"> left(
					

 "B" - "B" cdot betSize 

- 1 right)

cdot h 


=
left(

	 {
			{k pctWillCall' left( 1 - w right) }
			over
			left( 1 - pctWillCall left( 1 - w right) right)^2 }
	-
h times
			"A"
times
left(  1-betSize right) 

right)

times left[ {dw over dbetSize} right]
 

	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betSize</math:mi>
        </math:mrow>
      </math:mfenced>
      <math:mrow>
        <math:mrow>
          <math:mfenced math:open="[" math:close="]">
            <math:mrow>
              <math:mfenced math:open="{" math:close="}">
                <math:mrow>
                  <math:mi>h</math:mi>
                  <math:mo math:stretchy="false">×</math:mo>
                  <math:mtext>A</math:mtext>
                </math:mrow>
              </math:mfenced>
              <math:mfrac>
                <math:mi math:fontstyle="italic">dw</math:mi>
                <math:mi math:fontstyle="italic">dbetSize</math:mi>
              </math:mfrac>
            </math:mrow>
          </math:mfenced>
          <math:mo math:stretchy="false">+</math:mo>
          <math:mrow>
            <math:mfenced math:open="" math:close="">
              <math:mrow>
                <math:mrow>
                  <math:mtext>B</math:mtext>
                  <math:mo math:stretchy="false">−</math:mo>
                  <math:mrow>
                    <math:mtext>B</math:mtext>
                    <math:mo math:stretchy="false">⋅</math:mo>
                    <math:mi math:fontstyle="italic">betSize</math:mi>
                  </math:mrow>
                </math:mrow>
                <math:mo math:stretchy="false">−</math:mo>
                <math:mn>1</math:mn>
              </math:mrow>
            </math:mfenced>
            <math:mo math:stretchy="false">⋅</math:mo>
            <math:mi>h</math:mi>
          </math:mrow>
        </math:mrow>
        <math:mo math:stretchy="false">=</math:mo>
        <math:mrow>
          <math:mfrac>
            <math:mrow>
              <math:mi>k</math:mi>
              <math:mi math:fontstyle="italic">pctWillCall</math:mi>
              <math:mi>'</math:mi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n>2</math:mn>
            </math:msup>
          </math:mfrac>
          <math:mo math:stretchy="false">×</math:mo>
          <math:mfenced math:open="[" math:close="]">
            <math:mfrac>
              <math:mi math:fontstyle="italic">dw</math:mi>
              <math:mi math:fontstyle="italic">dbetSize</math:mi>
            </math:mfrac>
          </math:mfenced>
        </math:mrow>
      </math:mrow>
    </math:mrow>
    <math:annotation math:encoding="StarMath 5.0">

 

left(  1 - betSize  right) 
left[
left lbrace
	h times
			"A"
	right rbrace	
	{dw over dbetSize}
	
right]	
+

 left(
					

 "B" - "B" cdot betSize 

- 1 right)

cdot h 


=


 {
		{k pctWillCall' left( 1 - w right) }
		over
		left( 1 - pctWillCall left( 1 - w right) right)^2 }
	times left[ {dw over dbetSize} right]

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row>
            <math:mtext>B</math:mtext>
            <math:mo math:stretchy="false">−</math:mo>
            <math:mrow>
              <math:mtext>B</math:mtext>
              <math:mo math:stretchy="false">⋅</math:mo>
              <math:mi math:fontstyle="italic">betSize</math:mi>
            </math:mrow>
          </math:mrow>
          <math:mo math:stretchy="false">−</math:mo>
          <math:mn>1</math:mn>
        </math:mrow>
      </math:mfenced>
      <math:mo math:stretchy="false">=</math:mo>
      <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text>A</math:mtext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  <math:mo math:stretchy="false">×</math:mo>
        <math:mfenced math:open="[" math:close="]">
          <math:mfrac>
            <math:mi math:fontstyle="italic">dw</math:mi>
            <math:mi math:fontstyle="italic">dbetSize</math:mi>
          </math:mfrac>
        </math:mfenced>
      </math:mrow>
    </math:mrow>
    <math:annotation math:encoding="StarMath 5.0"> left(
					

 "B" - "B" cdot betSize 

- 1 right)




=
left(

	 {
	 		{ k over h }
			{ pctWillCall' left( 1 - w right) }
			over
			{ left( 1 - pctWillCall left( 1 - w right) right)^2 	}
	}
	-

	"A"
times
left(  1-betSize right) 

right)

times left[ {dw over dbetSize} right]
 

	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i>B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text>A</math:mtext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dw over dbetSize}

=

{
 
					

 B times left( 1 -  betSize right)

`~ - `~ 1



}


over 

{
left(

	 {
	 		{ k over h }
			{ pctWillCall' left( 1 - w right) }
			over
			{ left( 1 - pctWillCall left( 1 - w right) right)^2 	}
	}
	-

	"A"
times
left(  1-betSize right) 

right)


 

	}</math:annotation>
  </math:semantics>
</math:math>
</file>